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c0f54" officeooo:paragraph-rsid="001c0f54"/>
    </style:style>
    <style:style style:name="P3" style:family="paragraph" style:parent-style-name="Standard">
      <style:text-properties fo:font-size="8pt" officeooo:rsid="00433a91" officeooo:paragraph-rsid="00433a91" style:font-size-asian="8pt" style:font-size-complex="8pt"/>
    </style:style>
    <style:style style:name="P4" style:family="paragraph" style:parent-style-name="Standard">
      <style:text-properties fo:font-size="8pt" officeooo:paragraph-rsid="0045001e" style:font-size-asian="8pt" style:font-size-complex="8pt"/>
    </style:style>
    <style:style style:name="P5" style:family="paragraph" style:parent-style-name="Standard">
      <style:text-properties fo:font-size="8pt" officeooo:rsid="00588177" officeooo:paragraph-rsid="00588177" style:font-size-asian="8pt" style:font-size-complex="8pt"/>
    </style:style>
    <style:style style:name="P6" style:family="paragraph" style:parent-style-name="Standard">
      <style:text-properties fo:font-size="8pt" officeooo:rsid="005dc645" officeooo:paragraph-rsid="005dc645" style:font-size-asian="8pt" style:font-size-complex="8pt"/>
    </style:style>
    <style:style style:name="P7" style:family="paragraph" style:parent-style-name="Standard">
      <style:text-properties fo:font-size="8pt" officeooo:paragraph-rsid="0080b50e" style:font-size-asian="8pt" style:font-size-complex="8pt"/>
    </style:style>
    <style:style style:name="P8" style:family="paragraph" style:parent-style-name="Standard">
      <style:text-properties fo:font-size="8pt" officeooo:paragraph-rsid="008c26be" style:font-size-asian="8pt" style:font-size-complex="8pt"/>
    </style:style>
    <style:style style:name="P9" style:family="paragraph" style:parent-style-name="Standard">
      <style:text-properties fo:font-size="8pt" officeooo:rsid="0090b1cf" officeooo:paragraph-rsid="0090b1cf" style:font-size-asian="8pt" style:font-size-complex="8pt"/>
    </style:style>
    <style:style style:name="P10" style:family="paragraph" style:parent-style-name="Standard">
      <style:text-properties fo:font-size="8pt" officeooo:rsid="0090b1cf" officeooo:paragraph-rsid="00a33a1c" style:font-size-asian="8pt" style:font-size-complex="8pt"/>
    </style:style>
    <style:style style:name="P11" style:family="paragraph" style:parent-style-name="Standard">
      <style:text-properties fo:font-size="8pt" officeooo:rsid="00aaf52b" officeooo:paragraph-rsid="00aaf52b" style:font-size-asian="8pt" style:font-size-complex="8pt"/>
    </style:style>
    <style:style style:name="P12" style:family="paragraph" style:parent-style-name="Standard">
      <style:text-properties fo:font-size="8pt" officeooo:rsid="0060c8af" officeooo:paragraph-rsid="0060c8af" fo:background-color="transparent" style:font-size-asian="8pt" style:font-size-complex="8pt"/>
    </style:style>
    <style:style style:name="P13" style:family="paragraph" style:parent-style-name="Standard">
      <style:text-properties fo:font-size="8pt" officeooo:rsid="00673dab" officeooo:paragraph-rsid="00673dab" fo:background-color="transparent" style:font-size-asian="8pt" style:font-size-complex="8pt"/>
    </style:style>
    <style:style style:name="P14" style:family="paragraph" style:parent-style-name="Standard">
      <style:text-properties fo:font-size="8pt" officeooo:rsid="00aaf52b" officeooo:paragraph-rsid="00aaf52b" fo:background-color="transparent" style:font-size-asian="8pt" style:font-size-complex="8pt"/>
    </style:style>
    <style:style style:name="P15" style:family="paragraph" style:parent-style-name="Standard">
      <style:text-properties fo:font-size="8pt" officeooo:rsid="00b4cad3" officeooo:paragraph-rsid="00b4cad3" fo:background-color="transparent" style:font-size-asian="8pt" style:font-size-complex="8pt"/>
    </style:style>
    <style:style style:name="P16" style:family="paragraph" style:parent-style-name="Standard">
      <style:text-properties fo:color="#ff0000" style:font-name="Monospace" fo:font-size="8pt" officeooo:rsid="00588177" officeooo:paragraph-rsid="00588177" style:font-size-asian="8pt" style:font-size-complex="8pt"/>
    </style:style>
    <style:style style:name="P17" style:family="paragraph" style:parent-style-name="Standard">
      <style:text-properties fo:color="#ff0000" style:font-name="Monospace" fo:font-size="8pt" officeooo:rsid="004f2b83" officeooo:paragraph-rsid="004f2b83" style:font-size-asian="8pt" style:font-size-complex="8pt"/>
    </style:style>
    <style:style style:name="P18" style:family="paragraph" style:parent-style-name="Standard">
      <style:text-properties fo:color="#ff0000" style:font-name="Monospace" fo:font-size="8pt" officeooo:rsid="00aaf52b" officeooo:paragraph-rsid="00aaf52b" style:font-size-asian="8pt" style:font-size-complex="8pt"/>
    </style:style>
    <style:style style:name="P19" style:family="paragraph" style:parent-style-name="Standard">
      <style:text-properties fo:color="#000000" style:font-name="Monospace" fo:font-size="8pt" officeooo:rsid="0090b1cf" officeooo:paragraph-rsid="0090b1cf" style:font-size-asian="8pt" style:font-size-complex="8pt"/>
    </style:style>
    <style:style style:name="P20" style:family="paragraph" style:parent-style-name="Standard">
      <style:text-properties fo:color="#000000" style:font-name="Monospace" fo:font-size="8pt" officeooo:rsid="0090b1cf" officeooo:paragraph-rsid="00a33a1c" style:font-size-asian="8pt" style:font-size-complex="8pt"/>
    </style:style>
    <style:style style:name="P21" style:family="paragraph" style:parent-style-name="Standard">
      <style:text-properties fo:color="#000000" style:font-name="Monospace" fo:font-size="8pt" officeooo:rsid="00aaf52b" officeooo:paragraph-rsid="00aaf52b" fo:background-color="transparent" style:font-size-asian="8pt" style:font-size-complex="8pt"/>
    </style:style>
    <style:style style:name="P22" style:family="paragraph" style:parent-style-name="Standard">
      <style:text-properties fo:color="#000000" style:font-name="Monospace" fo:font-size="8pt" officeooo:rsid="00b4cad3" officeooo:paragraph-rsid="00b4cad3" fo:background-color="#e8f2fe" style:font-size-asian="8pt" style:font-size-complex="8pt"/>
    </style:style>
    <style:style style:name="P23" style:family="paragraph" style:parent-style-name="Standard">
      <style:text-properties fo:color="#000000" style:font-name="Liberation Serif" fo:font-size="8pt" officeooo:rsid="008c26be" officeooo:paragraph-rsid="008c26be" style:font-size-asian="8pt" style:font-size-complex="8pt"/>
    </style:style>
    <style:style style:name="P24" style:family="paragraph" style:parent-style-name="Standard">
      <style:text-properties fo:color="#000000" style:font-name="Liberation Serif" fo:font-size="8pt" officeooo:rsid="00991c95" officeooo:paragraph-rsid="00991c95" style:font-size-asian="8pt" style:font-size-complex="8pt"/>
    </style:style>
    <style:style style:name="P25" style:family="paragraph" style:parent-style-name="Standard">
      <style:text-properties fo:color="#000000" style:font-name="Monospace1" fo:font-size="8pt" officeooo:rsid="0095637b" officeooo:paragraph-rsid="0095637b" fo:background-color="transparent" style:font-size-asian="8pt" style:font-size-complex="8pt"/>
    </style:style>
    <style:style style:name="P26" style:family="paragraph" style:parent-style-name="Standard">
      <style:text-properties officeooo:rsid="00b2aab5" officeooo:paragraph-rsid="00b2aab5"/>
    </style:style>
    <style:style style:name="P27" style:family="paragraph" style:parent-style-name="Text_20_body">
      <style:text-properties officeooo:rsid="001c0f54" officeooo:paragraph-rsid="001c0f54"/>
    </style:style>
    <style:style style:name="P28" style:family="paragraph" style:parent-style-name="Text_20_body">
      <style:text-properties officeooo:rsid="00215453" officeooo:paragraph-rsid="00215453"/>
    </style:style>
    <style:style style:name="P29" style:family="paragraph" style:parent-style-name="Text_20_body">
      <style:text-properties officeooo:rsid="0023119e" officeooo:paragraph-rsid="0023119e"/>
    </style:style>
    <style:style style:name="P30" style:family="paragraph" style:parent-style-name="Text_20_body">
      <style:text-properties officeooo:rsid="00247fc7" officeooo:paragraph-rsid="00247fc7"/>
    </style:style>
    <style:style style:name="P31" style:family="paragraph" style:parent-style-name="Text_20_body">
      <style:text-properties officeooo:rsid="0028ebf6" officeooo:paragraph-rsid="0028ebf6"/>
    </style:style>
    <style:style style:name="P32" style:family="paragraph" style:parent-style-name="Text_20_body">
      <style:text-properties officeooo:rsid="002a30b7" officeooo:paragraph-rsid="002a30b7"/>
    </style:style>
    <style:style style:name="P33" style:family="paragraph" style:parent-style-name="Text_20_body">
      <style:text-properties officeooo:rsid="002a30b7" officeooo:paragraph-rsid="002de801"/>
    </style:style>
    <style:style style:name="P34" style:family="paragraph" style:parent-style-name="Text_20_body">
      <style:text-properties officeooo:rsid="002a5119" officeooo:paragraph-rsid="002a5119"/>
    </style:style>
    <style:style style:name="P35" style:family="paragraph" style:parent-style-name="Text_20_body">
      <style:text-properties officeooo:rsid="002fdc44" officeooo:paragraph-rsid="002fdc44"/>
    </style:style>
    <style:style style:name="P36" style:family="paragraph" style:parent-style-name="Text_20_body">
      <style:text-properties officeooo:rsid="00327a82" officeooo:paragraph-rsid="00327a82"/>
    </style:style>
    <style:style style:name="P37" style:family="paragraph" style:parent-style-name="Text_20_body">
      <style:text-properties officeooo:rsid="0037d187" officeooo:paragraph-rsid="0039af80"/>
    </style:style>
    <style:style style:name="P38" style:family="paragraph" style:parent-style-name="Text_20_body">
      <style:text-properties officeooo:rsid="00436b86" officeooo:paragraph-rsid="00436b86"/>
    </style:style>
    <style:style style:name="P39" style:family="paragraph" style:parent-style-name="Text_20_body">
      <style:text-properties officeooo:rsid="00459cac" officeooo:paragraph-rsid="0046380b"/>
    </style:style>
    <style:style style:name="P40" style:family="paragraph" style:parent-style-name="Text_20_body">
      <style:text-properties officeooo:rsid="0046380b" officeooo:paragraph-rsid="0046380b"/>
    </style:style>
    <style:style style:name="P41" style:family="paragraph" style:parent-style-name="Text_20_body">
      <style:text-properties officeooo:rsid="004f2b83" officeooo:paragraph-rsid="004f2b83"/>
    </style:style>
    <style:style style:name="P42" style:family="paragraph" style:parent-style-name="Text_20_body">
      <style:text-properties fo:font-variant="normal" fo:text-transform="none" fo:color="#000000" style:font-name="Times New Roman" fo:font-size="8pt" fo:letter-spacing="normal" fo:font-style="normal" fo:font-weight="normal" officeooo:rsid="004f2b83" officeooo:paragraph-rsid="004f2b83" style:font-size-asian="8pt" style:font-size-complex="8pt"/>
    </style:style>
    <style:style style:name="P43" style:family="paragraph" style:parent-style-name="Text_20_body">
      <style:text-properties officeooo:rsid="005141cf" officeooo:paragraph-rsid="005141cf"/>
    </style:style>
    <style:style style:name="P44" style:family="paragraph" style:parent-style-name="Text_20_body">
      <style:text-properties officeooo:paragraph-rsid="0046380b"/>
    </style:style>
    <style:style style:name="P45" style:family="paragraph" style:parent-style-name="Text_20_body">
      <style:text-properties officeooo:rsid="00566636" officeooo:paragraph-rsid="00566636"/>
    </style:style>
    <style:style style:name="P46" style:family="paragraph" style:parent-style-name="Text_20_body">
      <style:text-properties officeooo:rsid="00572544" officeooo:paragraph-rsid="00572544"/>
    </style:style>
    <style:style style:name="P47" style:family="paragraph" style:parent-style-name="Text_20_body">
      <style:text-properties officeooo:rsid="00588177" officeooo:paragraph-rsid="00588177"/>
    </style:style>
    <style:style style:name="P48" style:family="paragraph" style:parent-style-name="Text_20_body">
      <style:text-properties officeooo:rsid="005cc621" officeooo:paragraph-rsid="005cc621"/>
    </style:style>
    <style:style style:name="P49" style:family="paragraph" style:parent-style-name="Text_20_body">
      <style:text-properties officeooo:rsid="005dc645" officeooo:paragraph-rsid="005dc645"/>
    </style:style>
    <style:style style:name="P50" style:family="paragraph" style:parent-style-name="Text_20_body">
      <style:text-properties officeooo:rsid="005f6763" officeooo:paragraph-rsid="005f6763"/>
    </style:style>
    <style:style style:name="P51" style:family="paragraph" style:parent-style-name="Text_20_body">
      <style:text-properties officeooo:rsid="0060c8af" officeooo:paragraph-rsid="0060c8af"/>
    </style:style>
    <style:style style:name="P52" style:family="paragraph" style:parent-style-name="Text_20_body">
      <style:text-properties officeooo:rsid="00661c4c" officeooo:paragraph-rsid="00661c4c"/>
    </style:style>
    <style:style style:name="P53" style:family="paragraph" style:parent-style-name="Text_20_body">
      <style:text-properties officeooo:rsid="006dbfec" officeooo:paragraph-rsid="006dbfec"/>
    </style:style>
    <style:style style:name="P54" style:family="paragraph" style:parent-style-name="Text_20_body">
      <style:text-properties style:font-name="Liberation Serif" fo:font-size="12pt" officeooo:rsid="006dbfec" officeooo:paragraph-rsid="006dbfec" style:font-size-asian="10.5pt" style:font-size-complex="12pt"/>
    </style:style>
    <style:style style:name="P55" style:family="paragraph" style:parent-style-name="Text_20_body">
      <style:text-properties officeooo:rsid="0051ac7d" officeooo:paragraph-rsid="00327a82"/>
    </style:style>
    <style:style style:name="P56" style:family="paragraph" style:parent-style-name="Text_20_body">
      <style:text-properties fo:color="#000000" style:font-name="Monospace" fo:font-size="8pt" officeooo:paragraph-rsid="006dbfec" style:font-size-asian="8pt" style:font-size-complex="8pt"/>
    </style:style>
    <style:style style:name="P57" style:family="paragraph" style:parent-style-name="Text_20_body">
      <style:text-properties fo:color="#000000" style:font-name="Liberation Serif" officeooo:rsid="00823819" officeooo:paragraph-rsid="00887558"/>
    </style:style>
    <style:style style:name="P58" style:family="paragraph" style:parent-style-name="Text_20_body">
      <style:text-properties fo:color="#000000" style:font-name="Liberation Serif" officeooo:rsid="00887558" officeooo:paragraph-rsid="00887558"/>
    </style:style>
    <style:style style:name="P59" style:family="paragraph" style:parent-style-name="Text_20_body">
      <style:text-properties fo:color="#000000" style:font-name="Liberation Serif" officeooo:rsid="00898a80" officeooo:paragraph-rsid="00898a80"/>
    </style:style>
    <style:style style:name="P60" style:family="paragraph" style:parent-style-name="Text_20_body">
      <style:text-properties fo:color="#000000" style:font-name="Liberation Serif" officeooo:rsid="008c26be" officeooo:paragraph-rsid="008c26be"/>
    </style:style>
    <style:style style:name="P61" style:family="paragraph" style:parent-style-name="Text_20_body">
      <style:text-properties fo:color="#000000" style:font-name="Liberation Serif" officeooo:rsid="008d20cb" officeooo:paragraph-rsid="008d20cb"/>
    </style:style>
    <style:style style:name="P62" style:family="paragraph" style:parent-style-name="Text_20_body">
      <style:text-properties fo:color="#000000" style:font-name="Liberation Serif" officeooo:rsid="00991c95" officeooo:paragraph-rsid="00991c95"/>
    </style:style>
    <style:style style:name="P63" style:family="paragraph" style:parent-style-name="Text_20_body">
      <style:text-properties fo:color="#000000" style:font-name="Liberation Serif" officeooo:rsid="0099ac86" officeooo:paragraph-rsid="0099ac86"/>
    </style:style>
    <style:style style:name="P64" style:family="paragraph" style:parent-style-name="Text_20_body">
      <style:text-properties fo:color="#000000" style:font-name="Liberation Serif" officeooo:rsid="0093c397" officeooo:paragraph-rsid="0093c397"/>
    </style:style>
    <style:style style:name="P65" style:family="paragraph" style:parent-style-name="Text_20_body">
      <style:text-properties fo:color="#000000" style:font-name="Liberation Serif" officeooo:rsid="00a33a1c" officeooo:paragraph-rsid="00a33a1c"/>
    </style:style>
    <style:style style:name="P66" style:family="paragraph" style:parent-style-name="Text_20_body">
      <style:text-properties fo:color="#000000" officeooo:rsid="0083fa1c" officeooo:paragraph-rsid="0083fa1c"/>
    </style:style>
    <style:style style:name="P67" style:family="paragraph" style:parent-style-name="Text_20_body">
      <style:text-properties fo:color="#000000" style:font-name="Monospace1" fo:font-size="8pt" officeooo:rsid="00898a80" officeooo:paragraph-rsid="008c26be" style:font-size-asian="7pt" style:font-size-complex="8pt"/>
    </style:style>
    <style:style style:name="P68" style:family="paragraph" style:parent-style-name="Text_20_body">
      <style:text-properties fo:color="#000000" officeooo:rsid="008d4af5" officeooo:paragraph-rsid="008d4af5"/>
    </style:style>
    <style:style style:name="P69" style:family="paragraph" style:parent-style-name="Text_20_body">
      <style:text-properties fo:color="#000000" officeooo:rsid="008dcc6a" officeooo:paragraph-rsid="008dcc6a"/>
    </style:style>
    <style:style style:name="P70" style:family="paragraph" style:parent-style-name="Text_20_body">
      <style:text-properties fo:color="#000000" officeooo:rsid="0095637b" officeooo:paragraph-rsid="0095637b"/>
    </style:style>
    <style:style style:name="P71" style:family="paragraph" style:parent-style-name="Text_20_body">
      <style:text-properties fo:color="#000000" officeooo:rsid="00a33a1c" officeooo:paragraph-rsid="00a33a1c"/>
    </style:style>
    <style:style style:name="P72" style:family="paragraph" style:parent-style-name="Text_20_body">
      <style:text-properties fo:color="#000000" officeooo:rsid="00b9e825" officeooo:paragraph-rsid="00b9e825"/>
    </style:style>
    <style:style style:name="P73" style:family="paragraph" style:parent-style-name="Text_20_body">
      <style:text-properties officeooo:rsid="007813a1" officeooo:paragraph-rsid="007813a1"/>
    </style:style>
    <style:style style:name="P74" style:family="paragraph" style:parent-style-name="Text_20_body">
      <style:text-properties style:font-name="Monospace1" fo:font-size="8pt" officeooo:rsid="007813a1" officeooo:paragraph-rsid="00784da9" style:font-size-asian="7pt" style:font-size-complex="8pt"/>
    </style:style>
    <style:style style:name="P75" style:family="paragraph" style:parent-style-name="Text_20_body">
      <style:text-properties style:font-name="Monospace1" fo:font-size="8pt" officeooo:rsid="00784da9" officeooo:paragraph-rsid="00784da9" style:font-size-asian="8pt" style:font-size-complex="8pt"/>
    </style:style>
    <style:style style:name="P76" style:family="paragraph" style:parent-style-name="Text_20_body">
      <style:text-properties style:font-name="Monospace1" fo:font-size="8pt" officeooo:paragraph-rsid="0083fa1c" style:font-size-asian="8pt" style:font-size-complex="8pt"/>
    </style:style>
    <style:style style:name="P77" style:family="paragraph" style:parent-style-name="Text_20_body">
      <style:text-properties style:font-name="Monospace1" fo:font-size="8pt" officeooo:paragraph-rsid="008c26be" style:font-size-asian="8pt" style:font-size-complex="8pt"/>
    </style:style>
    <style:style style:name="P78" style:family="paragraph" style:parent-style-name="Text_20_body">
      <style:text-properties style:font-name="Monospace1" fo:font-size="8pt" officeooo:rsid="00327a82" officeooo:paragraph-rsid="00327a82" style:font-size-asian="8pt" style:font-size-complex="8pt"/>
    </style:style>
    <style:style style:name="P79" style:family="paragraph" style:parent-style-name="Text_20_body">
      <style:text-properties style:font-name="Monospace1" fo:font-size="8pt" officeooo:rsid="00a5dfed" officeooo:paragraph-rsid="00a5dfed" style:font-size-asian="8pt" style:font-size-complex="8pt"/>
    </style:style>
    <style:style style:name="P80" style:family="paragraph" style:parent-style-name="Text_20_body">
      <style:text-properties style:font-name="Monospace1" fo:font-size="8pt" officeooo:paragraph-rsid="00a7d510" style:font-size-asian="8pt" style:font-size-complex="8pt"/>
    </style:style>
    <style:style style:name="P81" style:family="paragraph" style:parent-style-name="Text_20_body">
      <style:text-properties style:font-name="Monospace1" fo:font-size="8pt" officeooo:rsid="00b2aab5" officeooo:paragraph-rsid="00b4cad3" style:font-size-asian="8pt" style:font-size-complex="8pt"/>
    </style:style>
    <style:style style:name="P82" style:family="paragraph" style:parent-style-name="Text_20_body">
      <style:text-properties style:font-name="Monospace1" fo:font-size="8pt" officeooo:paragraph-rsid="0090b1cf" fo:background-color="transparent" style:font-size-asian="8pt" style:font-size-complex="8pt"/>
    </style:style>
    <style:style style:name="P83" style:family="paragraph" style:parent-style-name="Text_20_body">
      <style:text-properties style:font-name="Monospace1" fo:font-size="8pt" officeooo:rsid="0095637b" officeooo:paragraph-rsid="0095637b" fo:background-color="transparent" style:font-size-asian="8pt" style:font-size-complex="8pt"/>
    </style:style>
    <style:style style:name="P84" style:family="paragraph" style:parent-style-name="Text_20_body">
      <style:text-properties style:font-name="Monospace1" fo:font-size="8pt" officeooo:paragraph-rsid="0095637b" fo:background-color="transparent" style:font-size-asian="8pt" style:font-size-complex="8pt"/>
    </style:style>
    <style:style style:name="P85" style:family="paragraph" style:parent-style-name="Text_20_body">
      <style:text-properties style:font-name="Monospace1" fo:font-size="8pt" officeooo:paragraph-rsid="00991c95" fo:background-color="transparent" style:font-size-asian="8pt" style:font-size-complex="8pt"/>
    </style:style>
    <style:style style:name="P86" style:family="paragraph" style:parent-style-name="Text_20_body">
      <style:text-properties style:font-name="Monospace1" fo:font-size="8pt" officeooo:paragraph-rsid="0099ac86" fo:background-color="transparent" style:font-size-asian="8pt" style:font-size-complex="8pt"/>
    </style:style>
    <style:style style:name="P87" style:family="paragraph" style:parent-style-name="Text_20_body">
      <style:text-properties style:font-name="Monospace1" fo:font-size="8pt" officeooo:rsid="007813a1" officeooo:paragraph-rsid="007813a1" fo:background-color="transparent" style:font-size-asian="7pt" style:font-size-complex="8pt"/>
    </style:style>
    <style:style style:name="P88" style:family="paragraph" style:parent-style-name="Text_20_body">
      <style:text-properties officeooo:rsid="00784da9" officeooo:paragraph-rsid="00784da9"/>
    </style:style>
    <style:style style:name="P89" style:family="paragraph" style:parent-style-name="Text_20_body">
      <style:paragraph-properties fo:text-align="center" style:justify-single-word="false"/>
    </style:style>
    <style:style style:name="P90" style:family="paragraph" style:parent-style-name="Text_20_body">
      <style:paragraph-properties fo:text-align="center" style:justify-single-word="false"/>
      <style:text-properties officeooo:paragraph-rsid="007d3496"/>
    </style:style>
    <style:style style:name="P91" style:family="paragraph" style:parent-style-name="Text_20_body">
      <style:text-properties officeooo:rsid="007f02c5" officeooo:paragraph-rsid="007f46e6"/>
    </style:style>
    <style:style style:name="P92" style:family="paragraph" style:parent-style-name="Text_20_body">
      <style:text-properties officeooo:rsid="0080b50e" officeooo:paragraph-rsid="0080b50e"/>
    </style:style>
    <style:style style:name="P93" style:family="paragraph" style:parent-style-name="Text_20_body">
      <style:text-properties officeooo:rsid="007f46e6" officeooo:paragraph-rsid="007f46e6"/>
    </style:style>
    <style:style style:name="P94" style:family="paragraph" style:parent-style-name="Text_20_body">
      <style:text-properties fo:font-size="8pt" officeooo:paragraph-rsid="0064ba95" fo:background-color="transparent" style:font-size-asian="8pt" style:font-size-complex="8pt"/>
    </style:style>
    <style:style style:name="P95" style:family="paragraph" style:parent-style-name="Text_20_body">
      <style:text-properties fo:font-size="8pt" officeooo:rsid="00673dab" officeooo:paragraph-rsid="00673dab" fo:background-color="transparent" style:font-size-asian="8pt" style:font-size-complex="8pt"/>
    </style:style>
    <style:style style:name="P96" style:family="paragraph" style:parent-style-name="Text_20_body">
      <style:text-properties fo:font-size="8pt" officeooo:paragraph-rsid="0069d70b" fo:background-color="transparent" style:font-size-asian="8pt" style:font-size-complex="8pt"/>
    </style:style>
    <style:style style:name="P97" style:family="paragraph" style:parent-style-name="Text_20_body">
      <style:text-properties officeooo:rsid="0090b1cf" officeooo:paragraph-rsid="0090b1cf"/>
    </style:style>
    <style:style style:name="P98" style:family="paragraph" style:parent-style-name="Text_20_body">
      <style:text-properties officeooo:rsid="0064ba95" officeooo:paragraph-rsid="0064ba95" fo:background-color="transparent"/>
    </style:style>
    <style:style style:name="P99" style:family="paragraph" style:parent-style-name="Text_20_body">
      <style:text-properties officeooo:rsid="00661c4c" officeooo:paragraph-rsid="00661c4c" fo:background-color="transparent"/>
    </style:style>
    <style:style style:name="P100" style:family="paragraph" style:parent-style-name="Text_20_body">
      <style:text-properties officeooo:rsid="00673dab" officeooo:paragraph-rsid="00673dab" fo:background-color="transparent"/>
    </style:style>
    <style:style style:name="P101" style:family="paragraph" style:parent-style-name="Text_20_body">
      <style:text-properties officeooo:rsid="00692ce9" officeooo:paragraph-rsid="00692ce9" fo:background-color="transparent"/>
    </style:style>
    <style:style style:name="P102" style:family="paragraph" style:parent-style-name="Text_20_body">
      <style:text-properties officeooo:rsid="00693cbf" officeooo:paragraph-rsid="00693cbf" fo:background-color="transparent"/>
    </style:style>
    <style:style style:name="P103" style:family="paragraph" style:parent-style-name="Text_20_body">
      <style:text-properties officeooo:rsid="0088b179" officeooo:paragraph-rsid="0088b179" fo:background-color="transparent"/>
    </style:style>
    <style:style style:name="P104" style:family="paragraph" style:parent-style-name="Text_20_body">
      <style:text-properties officeooo:rsid="00784da9" officeooo:paragraph-rsid="00784da9" fo:background-color="transparent"/>
    </style:style>
    <style:style style:name="P105" style:family="paragraph" style:parent-style-name="Text_20_body">
      <style:text-properties officeooo:rsid="005141cf" officeooo:paragraph-rsid="005141cf" fo:background-color="transparent"/>
    </style:style>
    <style:style style:name="P106" style:family="paragraph" style:parent-style-name="Text_20_body">
      <style:text-properties officeooo:paragraph-rsid="005141cf" fo:background-color="transparent"/>
    </style:style>
    <style:style style:name="P107" style:family="paragraph" style:parent-style-name="Text_20_body">
      <style:text-properties officeooo:rsid="009c5bb8" officeooo:paragraph-rsid="009c5bb8"/>
    </style:style>
    <style:style style:name="P108" style:family="paragraph" style:parent-style-name="Text_20_body">
      <style:text-properties officeooo:rsid="009e4125" officeooo:paragraph-rsid="009e4125"/>
    </style:style>
    <style:style style:name="P109" style:family="paragraph" style:parent-style-name="Text_20_body">
      <style:text-properties officeooo:rsid="00a4a2e7" officeooo:paragraph-rsid="00a4f638"/>
    </style:style>
    <style:style style:name="P110" style:family="paragraph" style:parent-style-name="Text_20_body">
      <style:text-properties officeooo:rsid="00a5dfed" officeooo:paragraph-rsid="00a5dfed"/>
    </style:style>
    <style:style style:name="P111" style:family="paragraph" style:parent-style-name="Text_20_body">
      <style:text-properties officeooo:rsid="00a7d510" officeooo:paragraph-rsid="00a7d510"/>
    </style:style>
    <style:style style:name="P112" style:family="paragraph" style:parent-style-name="Text_20_body">
      <style:text-properties officeooo:rsid="00a80e87" officeooo:paragraph-rsid="00a80e87"/>
    </style:style>
    <style:style style:name="P113" style:family="paragraph" style:parent-style-name="Text_20_body">
      <style:text-properties officeooo:rsid="00a9d8e1" officeooo:paragraph-rsid="00a9d8e1"/>
    </style:style>
    <style:style style:name="P114" style:family="paragraph" style:parent-style-name="Text_20_body">
      <style:text-properties officeooo:rsid="00aaf52b" officeooo:paragraph-rsid="00aaf52b"/>
    </style:style>
    <style:style style:name="P115" style:family="paragraph" style:parent-style-name="Text_20_body">
      <style:text-properties officeooo:rsid="00aaf52b" officeooo:paragraph-rsid="00ae25f5"/>
    </style:style>
    <style:style style:name="P116" style:family="paragraph" style:parent-style-name="Text_20_body">
      <style:text-properties officeooo:rsid="00b08450" officeooo:paragraph-rsid="00b08450"/>
    </style:style>
    <style:style style:name="P117" style:family="paragraph" style:parent-style-name="Text_20_body">
      <style:text-properties officeooo:rsid="00b2aab5" officeooo:paragraph-rsid="00b4cad3"/>
    </style:style>
    <style:style style:name="P118" style:family="paragraph" style:parent-style-name="Text_20_body">
      <style:text-properties officeooo:rsid="00b4cad3" officeooo:paragraph-rsid="00b4cad3"/>
    </style:style>
    <style:style style:name="P119" style:family="paragraph" style:parent-style-name="Text_20_body">
      <style:text-properties officeooo:rsid="00b5d055" officeooo:paragraph-rsid="00b5d055"/>
    </style:style>
    <style:style style:name="P120" style:family="paragraph" style:parent-style-name="Text_20_body">
      <style:text-properties officeooo:rsid="00a4f638" officeooo:paragraph-rsid="00a4f638"/>
    </style:style>
    <style:style style:name="P121" style:family="paragraph" style:parent-style-name="Text_20_body">
      <style:text-properties officeooo:rsid="00b81fc7" officeooo:paragraph-rsid="00b81fc7"/>
    </style:style>
    <style:style style:name="P122" style:family="paragraph" style:parent-style-name="Text_20_body">
      <style:text-properties officeooo:rsid="00b9e825" officeooo:paragraph-rsid="00b9e825"/>
    </style:style>
    <style:style style:name="P123" style:family="paragraph" style:parent-style-name="Text_20_body">
      <style:text-properties officeooo:rsid="00bab1c7" officeooo:paragraph-rsid="00bab1c7"/>
    </style:style>
    <style:style style:name="P124" style:family="paragraph" style:parent-style-name="Text_20_body">
      <style:text-properties officeooo:rsid="00c8b7bf" officeooo:paragraph-rsid="00c8b7bf"/>
    </style:style>
    <style:style style:name="P125" style:family="paragraph" style:parent-style-name="Text_20_body">
      <style:text-properties officeooo:rsid="00cc0c65" officeooo:paragraph-rsid="00cc0c65"/>
    </style:style>
    <style:style style:name="P126" style:family="paragraph" style:parent-style-name="Text_20_body">
      <style:text-properties officeooo:rsid="00d5ceb4" officeooo:paragraph-rsid="00d5ceb4"/>
    </style:style>
    <style:style style:name="P127" style:family="paragraph" style:parent-style-name="Text_20_body">
      <style:text-properties officeooo:rsid="00d766e8" officeooo:paragraph-rsid="00d766e8"/>
    </style:style>
    <style:style style:name="P128" style:family="paragraph" style:parent-style-name="Text_20_body">
      <style:text-properties officeooo:rsid="00d7ef1d" officeooo:paragraph-rsid="00d7ef1d"/>
    </style:style>
    <style:style style:name="P129" style:family="paragraph" style:parent-style-name="Standard">
      <style:paragraph-properties fo:margin-left="0cm" fo:margin-right="0cm" fo:text-align="start" style:justify-single-word="false" fo:text-indent="0.005cm" style:auto-text-indent="false"/>
      <style:text-properties fo:font-size="8pt" style:font-size-asian="8pt" style:font-size-complex="8pt"/>
    </style:style>
    <style:style style:name="P130" style:family="paragraph" style:parent-style-name="Standard">
      <style:paragraph-properties fo:margin-left="0cm" fo:margin-right="0cm" fo:text-align="start" style:justify-single-word="false" fo:text-indent="0.005cm" style:auto-text-indent="false"/>
      <style:text-properties fo:font-size="8pt" officeooo:paragraph-rsid="00433a91" style:font-size-asian="8pt" style:font-size-complex="8pt"/>
    </style:style>
    <style:style style:name="P131" style:family="paragraph" style:parent-style-name="Standard">
      <style:paragraph-properties fo:margin-left="0cm" fo:margin-right="0cm" fo:text-align="start" style:justify-single-word="false" fo:text-indent="0.005cm" style:auto-text-indent="false"/>
      <style:text-properties fo:font-size="8pt" officeooo:paragraph-rsid="0080b50e" style:font-size-asian="8pt" style:font-size-complex="8pt"/>
    </style:style>
    <style:style style:name="P132" style:family="paragraph" style:parent-style-name="Standard">
      <style:paragraph-properties fo:margin-left="0cm" fo:margin-right="0cm" fo:text-align="start" style:justify-single-word="false" fo:text-indent="0.005cm" style:auto-text-indent="false"/>
      <style:text-properties fo:font-size="8pt" officeooo:paragraph-rsid="008a8268" style:font-size-asian="8pt" style:font-size-complex="8pt"/>
    </style:style>
    <style:style style:name="P133" style:family="paragraph" style:parent-style-name="Standard">
      <style:paragraph-properties fo:margin-left="0cm" fo:margin-right="0cm" fo:text-align="start" style:justify-single-word="false" fo:text-indent="0.005cm" style:auto-text-indent="false"/>
      <style:text-properties fo:font-size="8pt" officeooo:paragraph-rsid="008d4af5" style:font-size-asian="8pt" style:font-size-complex="8pt"/>
    </style:style>
    <style:style style:name="P134" style:family="paragraph" style:parent-style-name="Standard">
      <style:paragraph-properties fo:margin-left="0cm" fo:margin-right="0cm" fo:text-align="start" style:justify-single-word="false" fo:text-indent="0.005cm" style:auto-text-indent="false"/>
      <style:text-properties fo:font-size="8pt" officeooo:paragraph-rsid="00991c95" style:font-size-asian="8pt" style:font-size-complex="8pt"/>
    </style:style>
    <style:style style:name="P135" style:family="paragraph" style:parent-style-name="Standard">
      <style:paragraph-properties fo:margin-left="0cm" fo:margin-right="0cm" fo:text-align="start" style:justify-single-word="false" fo:text-indent="0.005cm" style:auto-text-indent="false"/>
      <style:text-properties fo:font-size="8pt" officeooo:rsid="0080b50e" officeooo:paragraph-rsid="0080b50e" style:font-size-asian="8pt" style:font-size-complex="8pt"/>
    </style:style>
    <style:style style:name="P136" style:family="paragraph" style:parent-style-name="Standard">
      <style:paragraph-properties fo:margin-left="0cm" fo:margin-right="0cm" fo:text-align="start" style:justify-single-word="false" fo:text-indent="0.005cm" style:auto-text-indent="false"/>
      <style:text-properties fo:font-size="8pt" fo:background-color="transparent" style:font-size-asian="8pt" style:font-size-complex="8pt"/>
    </style:style>
    <style:style style:name="P137" style:family="paragraph" style:parent-style-name="Standard">
      <style:paragraph-properties fo:margin-left="0cm" fo:margin-right="0cm" fo:text-align="start" style:justify-single-word="false" fo:text-indent="0.005cm" style:auto-text-indent="false"/>
      <style:text-properties style:font-name="Monospace" fo:font-size="8pt" style:font-size-asian="8pt" style:font-size-complex="8pt"/>
    </style:style>
    <style:style style:name="P138" style:family="paragraph" style:parent-style-name="Standard">
      <style:paragraph-properties fo:margin-left="0cm" fo:margin-right="0cm" fo:text-align="start" style:justify-single-word="false" fo:text-indent="0.005cm" style:auto-text-indent="false"/>
      <style:text-properties fo:color="#000000" style:font-name="Monospace" fo:font-size="8pt" style:font-size-asian="8pt" style:font-size-complex="8pt"/>
    </style:style>
    <style:style style:name="P139" style:family="paragraph" style:parent-style-name="Standard">
      <style:paragraph-properties fo:margin-left="0cm" fo:margin-right="0cm" fo:text-align="start" style:justify-single-word="false" fo:text-indent="0.005cm" style:auto-text-indent="false"/>
      <style:text-properties fo:color="#000000" style:font-name="Monospace" fo:font-size="8pt" officeooo:paragraph-rsid="0080b50e" style:font-size-asian="8pt" style:font-size-complex="8pt"/>
    </style:style>
    <style:style style:name="P140" style:family="paragraph" style:parent-style-name="Standard">
      <style:paragraph-properties fo:margin-left="0cm" fo:margin-right="0cm" fo:text-align="start" style:justify-single-word="false" fo:text-indent="0.005cm" style:auto-text-indent="false"/>
      <style:text-properties fo:color="#000000" style:font-name="Monospace" fo:font-size="8pt" officeooo:paragraph-rsid="008d4af5" style:font-size-asian="8pt" style:font-size-complex="8pt"/>
    </style:style>
    <style:style style:name="P141" style:family="paragraph" style:parent-style-name="Standard">
      <style:paragraph-properties fo:margin-left="0cm" fo:margin-right="0cm" fo:text-align="start" style:justify-single-word="false" fo:text-indent="0.005cm" style:auto-text-indent="false"/>
      <style:text-properties fo:color="#000000" style:font-name="Monospace" fo:font-size="8pt" officeooo:paragraph-rsid="00991c95" style:font-size-asian="8pt" style:font-size-complex="8pt"/>
    </style:style>
    <style:style style:name="P142" style:family="paragraph" style:parent-style-name="Standard">
      <style:paragraph-properties fo:margin-left="0cm" fo:margin-right="0cm" fo:text-align="start" style:justify-single-word="false" fo:text-indent="0.005cm" style:auto-text-indent="false"/>
      <style:text-properties fo:color="#000000" style:font-name="Monospace" fo:font-size="8pt" fo:background-color="transparent" style:font-size-asian="8pt" style:font-size-complex="8pt"/>
    </style:style>
    <style:style style:name="P143" style:family="paragraph" style:parent-style-name="Standard">
      <style:paragraph-properties fo:margin-left="0cm" fo:margin-right="0cm" fo:text-align="start" style:justify-single-word="false" fo:text-indent="0.005cm" style:auto-text-indent="false"/>
      <style:text-properties fo:color="#3f55bf" style:font-name="Monospace" fo:font-size="8pt" style:font-size-asian="8pt" style:font-size-complex="8pt"/>
    </style:style>
    <style:style style:name="P144" style:family="paragraph" style:parent-style-name="Standard">
      <style:paragraph-properties fo:margin-left="0cm" fo:margin-right="0cm" fo:text-align="start" style:justify-single-word="false" fo:text-indent="0.005cm" style:auto-text-indent="false"/>
      <style:text-properties fo:color="#ff0000" style:font-name="Monospace" fo:font-size="8pt" style:font-size-asian="8pt" style:font-size-complex="8pt"/>
    </style:style>
    <style:style style:name="P145" style:family="paragraph" style:parent-style-name="Standard">
      <style:paragraph-properties fo:margin-left="0cm" fo:margin-right="0cm" fo:text-align="start" style:justify-single-word="false" fo:text-indent="0.005cm" style:auto-text-indent="false"/>
      <style:text-properties fo:color="#000000" style:font-name="Monospace" fo:font-size="8pt" officeooo:paragraph-rsid="00433a91" style:font-size-asian="8pt" style:font-size-complex="8pt"/>
    </style:style>
    <style:style style:name="P146" style:family="paragraph" style:parent-style-name="Standard">
      <style:paragraph-properties fo:margin-left="0cm" fo:margin-right="0cm" fo:text-align="start" style:justify-single-word="false" fo:text-indent="0.005cm" style:auto-text-indent="false"/>
      <style:text-properties fo:font-size="8pt" style:font-size-asian="8pt" style:font-size-complex="8pt"/>
    </style:style>
    <style:style style:name="P147" style:family="paragraph" style:parent-style-name="Standard">
      <style:text-properties fo:color="#000000" style:font-name="Monospace" fo:font-size="8pt" officeooo:rsid="00436b86" officeooo:paragraph-rsid="0045001e" fo:background-color="transparent" style:font-size-asian="8pt" style:font-size-complex="8pt"/>
    </style:style>
    <style:style style:name="P148" style:family="paragraph" style:parent-style-name="Standard">
      <style:text-properties fo:font-size="8pt" officeooo:paragraph-rsid="00e0499c" fo:background-color="transparent" style:font-size-asian="8pt" style:font-size-complex="8pt"/>
    </style:style>
    <style:style style:name="P149" style:family="paragraph" style:parent-style-name="Standard">
      <style:text-properties fo:font-size="8pt" officeooo:rsid="0060c8af" officeooo:paragraph-rsid="00e0499c" fo:background-color="transparent" style:font-size-asian="8pt" style:font-size-complex="8pt"/>
    </style:style>
    <style:style style:name="P150" style:family="paragraph" style:parent-style-name="Standard">
      <style:text-properties fo:font-size="8pt" officeooo:paragraph-rsid="00e0499c" style:font-size-asian="8pt" style:font-size-complex="8pt"/>
    </style:style>
    <style:style style:name="P151" style:family="paragraph" style:parent-style-name="Standard">
      <style:text-properties style:use-window-font-color="true" fo:font-size="8pt" officeooo:rsid="00e1f7b9" officeooo:paragraph-rsid="00e1f7b9" fo:background-color="#ffffff" style:font-size-asian="8pt" style:font-size-complex="8pt"/>
    </style:style>
    <style:style style:name="P152" style:family="paragraph" style:parent-style-name="Text_20_body">
      <style:text-properties officeooo:rsid="00de0e1a" officeooo:paragraph-rsid="00de0e1a"/>
    </style:style>
    <style:style style:name="P153" style:family="paragraph" style:parent-style-name="Text_20_body">
      <style:text-properties officeooo:rsid="005cc621" officeooo:paragraph-rsid="005cc621"/>
    </style:style>
    <style:style style:name="P154" style:family="paragraph" style:parent-style-name="Text_20_body">
      <style:text-properties officeooo:rsid="005cc621" officeooo:paragraph-rsid="00de0e1a"/>
    </style:style>
    <style:style style:name="P155" style:family="paragraph" style:parent-style-name="Text_20_body">
      <style:text-properties style:use-window-font-color="true" officeooo:rsid="00e14733" officeooo:paragraph-rsid="00e14733" fo:background-color="transparent"/>
    </style:style>
    <style:style style:name="P156" style:family="paragraph" style:parent-style-name="Text_20_body">
      <style:text-properties style:use-window-font-color="true" officeooo:rsid="00e1f7b9" officeooo:paragraph-rsid="00e1f7b9" fo:background-color="transparent"/>
    </style:style>
    <style:style style:name="P157" style:family="paragraph" style:parent-style-name="Text_20_body">
      <style:text-properties style:use-window-font-color="true" fo:font-size="8pt" officeooo:rsid="00e1f7b9" officeooo:paragraph-rsid="00e1f7b9" fo:background-color="transparent" style:font-size-asian="8pt" style:font-size-complex="8pt"/>
    </style:style>
    <style:style style:name="P158" style:family="paragraph" style:parent-style-name="Text_20_body">
      <style:text-properties officeooo:paragraph-rsid="0064ba95" fo:background-color="transparent"/>
    </style:style>
    <style:style style:name="P159" style:family="paragraph" style:parent-style-name="Text_20_body">
      <style:text-properties officeooo:rsid="0069d70b" officeooo:paragraph-rsid="0069d70b" fo:background-color="transparent"/>
    </style:style>
    <style:style style:name="P160" style:family="paragraph" style:parent-style-name="Text_20_body">
      <style:text-properties officeooo:rsid="0060c8af" officeooo:paragraph-rsid="0060c8af" fo:background-color="transparent"/>
    </style:style>
    <style:style style:name="P161" style:family="paragraph" style:parent-style-name="Text_20_body">
      <style:text-properties officeooo:rsid="00e14733" officeooo:paragraph-rsid="00e14733" fo:background-color="transparent"/>
    </style:style>
    <style:style style:name="P162" style:family="paragraph" style:parent-style-name="Text_20_body">
      <style:text-properties officeooo:paragraph-rsid="00e2bd59"/>
    </style:style>
    <style:style style:name="P163" style:family="paragraph" style:parent-style-name="Heading_20_2">
      <style:text-properties officeooo:rsid="004a0938" officeooo:paragraph-rsid="004a0938"/>
    </style:style>
    <style:style style:name="P164" style:family="paragraph" style:parent-style-name="Heading_20_2">
      <style:text-properties officeooo:rsid="0074568f" officeooo:paragraph-rsid="0074568f" fo:background-color="transparent"/>
    </style:style>
    <style:style style:name="P165" style:family="paragraph" style:parent-style-name="Heading_20_2">
      <style:text-properties officeooo:paragraph-rsid="00535de5"/>
    </style:style>
    <style:style style:name="P166" style:family="paragraph" style:parent-style-name="Heading_20_2">
      <style:text-properties fo:color="#000000" fo:font-size="16.1000003814697pt" fo:background-color="transparent" style:font-size-asian="16.1000003814697pt" style:font-size-complex="16.1000003814697pt"/>
    </style:style>
    <style:style style:name="P167" style:family="paragraph" style:parent-style-name="Heading_20_2">
      <style:text-properties officeooo:rsid="00215453" officeooo:paragraph-rsid="00215453"/>
    </style:style>
    <style:style style:name="P168" style:family="paragraph" style:parent-style-name="Heading_20_2">
      <style:text-properties officeooo:rsid="00a9d8e1" officeooo:paragraph-rsid="00a9d8e1"/>
    </style:style>
    <style:style style:name="P169" style:family="paragraph" style:parent-style-name="Heading_20_2">
      <style:text-properties officeooo:rsid="0028ebf6" officeooo:paragraph-rsid="0028ebf6"/>
    </style:style>
    <style:style style:name="P170" style:family="paragraph" style:parent-style-name="Heading_20_3">
      <style:text-properties fo:color="#000000"/>
    </style:style>
    <style:style style:name="P171" style:family="paragraph" style:parent-style-name="Heading_20_3">
      <style:text-properties fo:color="#000000" officeooo:rsid="009c5bb8" officeooo:paragraph-rsid="009c5bb8"/>
    </style:style>
    <style:style style:name="P172" style:family="paragraph" style:parent-style-name="Heading_20_3">
      <style:text-properties style:use-window-font-color="true"/>
    </style:style>
    <style:style style:name="P173" style:family="paragraph" style:parent-style-name="Heading_20_3">
      <style:text-properties style:use-window-font-color="true" fo:background-color="transparent"/>
    </style:style>
    <style:style style:name="P174" style:family="paragraph" style:parent-style-name="Heading_20_1">
      <style:paragraph-properties fo:break-before="page"/>
    </style:style>
    <style:style style:name="P175" style:family="paragraph" style:parent-style-name="Heading_20_1">
      <style:paragraph-properties fo:break-before="page"/>
      <style:text-properties officeooo:rsid="001c0f54" officeooo:paragraph-rsid="001c0f54"/>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7cm" style:type="right" style:leader-style="dotted" style:leader-text="."/>
        </style:tab-stops>
      </style:paragraph-properties>
    </style:style>
    <style:style style:name="P178"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1ccd6f"/>
    </style:style>
    <style:style style:name="T2" style:family="text">
      <style:text-properties officeooo:rsid="0020461f"/>
    </style:style>
    <style:style style:name="T3" style:family="text">
      <style:text-properties officeooo:rsid="0023119e"/>
    </style:style>
    <style:style style:name="T4" style:family="text">
      <style:text-properties officeooo:rsid="002de801"/>
    </style:style>
    <style:style style:name="T5" style:family="text">
      <style:text-properties officeooo:rsid="002fdc44"/>
    </style:style>
    <style:style style:name="T6" style:family="text">
      <style:text-properties officeooo:rsid="0031d961"/>
    </style:style>
    <style:style style:name="T7" style:family="text">
      <style:text-properties officeooo:rsid="00342847"/>
    </style:style>
    <style:style style:name="T8" style:family="text">
      <style:text-properties officeooo:rsid="0035605d"/>
    </style:style>
    <style:style style:name="T9" style:family="text">
      <style:text-properties officeooo:rsid="0037d187"/>
    </style:style>
    <style:style style:name="T10" style:family="text">
      <style:text-properties fo:color="#000000"/>
    </style:style>
    <style:style style:name="T11" style:family="text">
      <style:text-properties fo:color="#000000" style:font-name="Monospace"/>
    </style:style>
    <style:style style:name="T12" style:family="text">
      <style:text-properties fo:color="#000000" style:font-name="Monospace" officeooo:rsid="00436b86"/>
    </style:style>
    <style:style style:name="T13" style:family="text">
      <style:text-properties fo:color="#000000" style:font-name="Monospace" fo:font-style="italic" officeooo:rsid="00436b86" fo:background-color="transparent" loext:char-shading-value="0" style:font-style-asian="italic"/>
    </style:style>
    <style:style style:name="T14" style:family="text">
      <style:text-properties fo:color="#000000" style:font-name="Monospace" fo:background-color="#e8f2fe" loext:char-shading-value="0"/>
    </style:style>
    <style:style style:name="T15" style:family="text">
      <style:text-properties fo:color="#000000" style:font-name="Monospace" fo:font-size="8pt" style:font-size-asian="8pt" style:font-size-complex="8pt"/>
    </style:style>
    <style:style style:name="T16" style:family="text">
      <style:text-properties fo:color="#000000" style:font-name="Monospace" fo:font-size="8pt" fo:background-color="transparent" loext:char-shading-value="0" style:font-size-asian="8pt" style:font-size-complex="8pt"/>
    </style:style>
    <style:style style:name="T17" style:family="text">
      <style:text-properties fo:color="#000000" style:font-name="Monospace" officeooo:rsid="0060c8af"/>
    </style:style>
    <style:style style:name="T18" style:family="text">
      <style:text-properties fo:color="#000000" style:font-name="Monospace" officeooo:rsid="00692ce9"/>
    </style:style>
    <style:style style:name="T19" style:family="text">
      <style:text-properties fo:color="#000000" style:font-name="Monospace" officeooo:rsid="008d4af5"/>
    </style:style>
    <style:style style:name="T20" style:family="text">
      <style:text-properties fo:color="#000000" style:font-name="Monospace" fo:background-color="transparent" loext:char-shading-value="0"/>
    </style:style>
    <style:style style:name="T21" style:family="text">
      <style:text-properties fo:color="#000000" style:font-name="Monospace" officeooo:rsid="00436b86" fo:background-color="transparent" loext:char-shading-value="0"/>
    </style:style>
    <style:style style:name="T22" style:family="text">
      <style:text-properties fo:color="#000000" style:font-name="Monospace" officeooo:rsid="0045001e" fo:background-color="transparent" loext:char-shading-value="0"/>
    </style:style>
    <style:style style:name="T23" style:family="text">
      <style:text-properties fo:color="#000000" style:font-name="Monospace" officeooo:rsid="0060c8af" fo:background-color="transparent" loext:char-shading-value="0"/>
    </style:style>
    <style:style style:name="T24" style:family="text">
      <style:text-properties fo:color="#000000" style:font-name="Monospace" officeooo:rsid="005dc645" fo:background-color="transparent" loext:char-shading-value="0"/>
    </style:style>
    <style:style style:name="T25" style:family="text">
      <style:text-properties fo:color="#000000" style:font-name="Monospace" officeooo:rsid="00e0499c" fo:background-color="transparent" loext:char-shading-value="0"/>
    </style:style>
    <style:style style:name="T26" style:family="text">
      <style:text-properties fo:color="#000000" style:font-name="Monospace" officeooo:rsid="0091a1f3"/>
    </style:style>
    <style:style style:name="T27" style:family="text">
      <style:text-properties fo:color="#000000" style:font-name="Monospace" officeooo:rsid="00991c95"/>
    </style:style>
    <style:style style:name="T28" style:family="text">
      <style:text-properties fo:color="#000000" style:font-name="Monospace" officeooo:rsid="00b510a8"/>
    </style:style>
    <style:style style:name="T29" style:family="text">
      <style:text-properties fo:color="#000000" style:font-name="Monospace" officeooo:rsid="005dc645"/>
    </style:style>
    <style:style style:name="T30" style:family="text">
      <style:text-properties fo:color="#000000" style:font-name="Monospace" officeooo:rsid="00e0499c"/>
    </style:style>
    <style:style style:name="T31" style:family="text">
      <style:text-properties fo:color="#000000" style:font-name="Monospace"/>
    </style:style>
    <style:style style:name="T32" style:family="text">
      <style:text-properties fo:color="#000000" officeooo:rsid="0070f834"/>
    </style:style>
    <style:style style:name="T33" style:family="text">
      <style:text-properties fo:color="#000000" officeooo:rsid="0074568f"/>
    </style:style>
    <style:style style:name="T34" style:family="text">
      <style:text-properties fo:color="#000000" style:font-name="Monospace1" fo:font-size="8pt" style:font-size-asian="8pt" style:font-size-complex="8pt"/>
    </style:style>
    <style:style style:name="T35" style:family="text">
      <style:text-properties fo:color="#000000" style:font-name="Monospace1" officeooo:rsid="008a8268" style:font-size-asian="7pt"/>
    </style:style>
    <style:style style:name="T36" style:family="text">
      <style:text-properties fo:color="#000000" style:font-name="Monospace1" officeooo:rsid="008c26be" style:font-size-asian="7pt"/>
    </style:style>
    <style:style style:name="T37" style:family="text">
      <style:text-properties fo:color="#000000" officeooo:rsid="0083fa1c"/>
    </style:style>
    <style:style style:name="T38" style:family="text">
      <style:text-properties fo:color="#000000" officeooo:rsid="008c26be"/>
    </style:style>
    <style:style style:name="T39" style:family="text">
      <style:text-properties fo:color="#000000" fo:background-color="transparent" loext:char-shading-value="0"/>
    </style:style>
    <style:style style:name="T40" style:family="text">
      <style:text-properties fo:color="#000000" officeooo:rsid="0095637b"/>
    </style:style>
    <style:style style:name="T41" style:family="text">
      <style:text-properties fo:color="#000000" officeooo:rsid="00991c95"/>
    </style:style>
    <style:style style:name="T42" style:family="text">
      <style:text-properties fo:color="#000000" officeooo:rsid="0099ac86"/>
    </style:style>
    <style:style style:name="T43" style:family="text">
      <style:text-properties fo:color="#000000" officeooo:rsid="00bab1c7"/>
    </style:style>
    <style:style style:name="T44" style:family="text">
      <style:text-properties officeooo:rsid="0037db99"/>
    </style:style>
    <style:style style:name="T45" style:family="text">
      <style:text-properties officeooo:rsid="0039af80"/>
    </style:style>
    <style:style style:name="T46" style:family="text">
      <style:text-properties fo:color="#0000c0"/>
    </style:style>
    <style:style style:name="T47" style:family="text">
      <style:text-properties fo:color="#0000c0" style:font-name="Monospace"/>
    </style:style>
    <style:style style:name="T48" style:family="text">
      <style:text-properties fo:color="#0000c0" style:font-name="Monospace" officeooo:rsid="00436b86"/>
    </style:style>
    <style:style style:name="T49" style:family="text">
      <style:text-properties fo:color="#0000c0" style:font-name="Monospace" officeooo:rsid="00459cac"/>
    </style:style>
    <style:style style:name="T50" style:family="text">
      <style:text-properties fo:color="#0000c0" style:font-name="Monospace" fo:font-size="8pt" style:font-size-asian="8pt" style:font-size-complex="8pt"/>
    </style:style>
    <style:style style:name="T51" style:family="text">
      <style:text-properties fo:color="#0000c0" style:font-name="Monospace" fo:font-size="8pt" fo:background-color="transparent" loext:char-shading-value="0" style:font-size-asian="8pt" style:font-size-complex="8pt"/>
    </style:style>
    <style:style style:name="T52" style:family="text">
      <style:text-properties fo:color="#0000c0" style:font-name="Monospace" officeooo:rsid="00673dab"/>
    </style:style>
    <style:style style:name="T53" style:family="text">
      <style:text-properties fo:color="#0000c0" style:font-name="Monospace" officeooo:rsid="00e0499c"/>
    </style:style>
    <style:style style:name="T54" style:family="text">
      <style:text-properties fo:color="#0000c0" style:font-name="Monospace" officeooo:rsid="00e14733"/>
    </style:style>
    <style:style style:name="T55" style:family="text">
      <style:text-properties fo:color="#0000c0" style:font-name="Monospace"/>
    </style:style>
    <style:style style:name="T56" style:family="text">
      <style:text-properties fo:color="#0000c0" fo:background-color="transparent" loext:char-shading-value="0"/>
    </style:style>
    <style:style style:name="T57" style:family="text">
      <style:text-properties fo:color="#7f0055" style:font-name="Monospace" fo:font-weight="bold" style:font-weight-asian="bold"/>
    </style:style>
    <style:style style:name="T58" style:family="text">
      <style:text-properties fo:color="#7f0055" style:font-name="Monospace" fo:font-weight="bold" officeooo:rsid="005dc645" style:font-weight-asian="bold"/>
    </style:style>
    <style:style style:name="T59" style:family="text">
      <style:text-properties fo:color="#7f0055" style:font-name="Monospace" fo:font-weight="bold" style:font-weight-asian="bold"/>
    </style:style>
    <style:style style:name="T60" style:family="text">
      <style:text-properties fo:color="#7f0055" style:font-name="Monospace" fo:font-weight="bold" fo:background-color="transparent" loext:char-shading-value="0" style:font-weight-asian="bold"/>
    </style:style>
    <style:style style:name="T61" style:family="text">
      <style:text-properties fo:color="#7f0055" style:font-name="Monospace" fo:font-weight="bold" officeooo:rsid="005dc645" fo:background-color="transparent" loext:char-shading-value="0" style:font-weight-asian="bold"/>
    </style:style>
    <style:style style:name="T62" style:family="text">
      <style:text-properties fo:color="#7f0055" fo:font-weight="bold" style:font-weight-asian="bold"/>
    </style:style>
    <style:style style:name="T63" style:family="text">
      <style:text-properties officeooo:rsid="0045001e"/>
    </style:style>
    <style:style style:name="T64" style:family="text">
      <style:text-properties officeooo:rsid="0046380b"/>
    </style:style>
    <style:style style:name="T65" style:family="text">
      <style:text-properties officeooo:rsid="00481772"/>
    </style:style>
    <style:style style:name="T66" style:family="text">
      <style:text-properties fo:color="#ff0000"/>
    </style:style>
    <style:style style:name="T67" style:family="text">
      <style:text-properties fo:color="#ff0000" style:font-name="Monospace"/>
    </style:style>
    <style:style style:name="T68" style:family="text">
      <style:text-properties fo:color="#ff0000" style:font-name="Monospace" fo:font-size="8pt" style:font-size-asian="8pt" style:font-size-complex="8pt"/>
    </style:style>
    <style:style style:name="T69" style:family="text">
      <style:text-properties officeooo:rsid="005141cf"/>
    </style:style>
    <style:style style:name="T70" style:family="text">
      <style:text-properties officeooo:rsid="0051ac7d"/>
    </style:style>
    <style:style style:name="T71" style:family="text">
      <style:text-properties officeooo:rsid="00535de5"/>
    </style:style>
    <style:style style:name="T72" style:family="text">
      <style:text-properties officeooo:rsid="00572544"/>
    </style:style>
    <style:style style:name="T73" style:family="text">
      <style:text-properties fo:color="#a57c2c" style:font-name="Monospace" fo:font-weight="bold" style:font-weight-asian="bold"/>
    </style:style>
    <style:style style:name="T74" style:family="text">
      <style:text-properties fo:color="#3f55bf" style:font-name="Monospace"/>
    </style:style>
    <style:style style:name="T75" style:family="text">
      <style:text-properties fo:color="#3f55bf" style:font-name="Monospace" fo:font-size="10pt" fo:background-color="transparent" loext:char-shading-value="0" style:font-size-asian="10pt"/>
    </style:style>
    <style:style style:name="T76" style:family="text">
      <style:text-properties fo:color="#7f9fbf" style:font-name="Monospace" fo:font-weight="bold" style:font-weight-asian="bold"/>
    </style:style>
    <style:style style:name="T77" style:family="text">
      <style:text-properties officeooo:rsid="005dc645"/>
    </style:style>
    <style:style style:name="T78" style:family="text">
      <style:text-properties officeooo:rsid="005e2bdd"/>
    </style:style>
    <style:style style:name="T79" style:family="text">
      <style:text-properties officeooo:rsid="005fbc22"/>
    </style:style>
    <style:style style:name="T80" style:family="text">
      <style:text-properties officeooo:rsid="0064ba95"/>
    </style:style>
    <style:style style:name="T81" style:family="text">
      <style:text-properties fo:color="#557f5f" style:font-name="Monospace" fo:font-size="8pt" style:font-size-asian="8pt" style:font-size-complex="8pt"/>
    </style:style>
    <style:style style:name="T82" style:family="text">
      <style:text-properties officeooo:rsid="0066504b"/>
    </style:style>
    <style:style style:name="T83" style:family="text">
      <style:text-properties fo:color="#22804c" style:font-name="Monospace" fo:font-weight="bold" style:font-weight-asian="bold"/>
    </style:style>
    <style:style style:name="T84" style:family="text">
      <style:text-properties officeooo:rsid="0069d70b"/>
    </style:style>
    <style:style style:name="T85" style:family="text">
      <style:text-properties officeooo:rsid="006b2cf6"/>
    </style:style>
    <style:style style:name="T86" style:family="text">
      <style:text-properties officeooo:rsid="006c4884"/>
    </style:style>
    <style:style style:name="T87" style:family="text">
      <style:text-properties officeooo:rsid="0075ac53"/>
    </style:style>
    <style:style style:name="T88" style:family="text">
      <style:text-properties officeooo:rsid="00784da9"/>
    </style:style>
    <style:style style:name="T89" style:family="text">
      <style:text-properties style:font-name="Monospace1" fo:font-size="8pt" style:font-size-asian="8pt" style:font-size-complex="8pt"/>
    </style:style>
    <style:style style:name="T90" style:family="text">
      <style:text-properties style:font-name="Monospace1" fo:font-size="8pt" officeooo:rsid="007a889e" style:font-size-asian="8pt" style:font-size-complex="8pt"/>
    </style:style>
    <style:style style:name="T91" style:family="text">
      <style:text-properties officeooo:rsid="0078713b"/>
    </style:style>
    <style:style style:name="T92" style:family="text">
      <style:text-properties officeooo:rsid="0078db32"/>
    </style:style>
    <style:style style:name="T93" style:family="text">
      <style:text-properties officeooo:rsid="007d3496"/>
    </style:style>
    <style:style style:name="T94" style:family="text">
      <style:text-properties officeooo:rsid="00873098"/>
    </style:style>
    <style:style style:name="T95" style:family="text">
      <style:text-properties officeooo:rsid="0087e3ea"/>
    </style:style>
    <style:style style:name="T96" style:family="text">
      <style:text-properties officeooo:rsid="008857a1"/>
    </style:style>
    <style:style style:name="T97" style:family="text">
      <style:text-properties officeooo:rsid="0088b179"/>
    </style:style>
    <style:style style:name="T98" style:family="text">
      <style:text-properties style:use-window-font-color="true"/>
    </style:style>
    <style:style style:name="T99" style:family="text">
      <style:text-properties style:use-window-font-color="true" officeooo:rsid="0080b50e"/>
    </style:style>
    <style:style style:name="T100" style:family="text">
      <style:text-properties officeooo:rsid="008a8268"/>
    </style:style>
    <style:style style:name="T101" style:family="text">
      <style:text-properties officeooo:rsid="008d20cb"/>
    </style:style>
    <style:style style:name="T102" style:family="text">
      <style:text-properties style:font-name="Monospace"/>
    </style:style>
    <style:style style:name="T103" style:family="text">
      <style:text-properties officeooo:rsid="008dcc6a"/>
    </style:style>
    <style:style style:name="T104" style:family="text">
      <style:text-properties officeooo:rsid="008fa8f4"/>
    </style:style>
    <style:style style:name="T105" style:family="text">
      <style:text-properties officeooo:rsid="0090b1cf"/>
    </style:style>
    <style:style style:name="T106" style:family="text">
      <style:text-properties fo:background-color="transparent" loext:char-shading-value="0"/>
    </style:style>
    <style:style style:name="T107" style:family="text">
      <style:text-properties officeooo:rsid="00535de5" fo:background-color="transparent" loext:char-shading-value="0"/>
    </style:style>
    <style:style style:name="T108" style:family="text">
      <style:text-properties officeooo:rsid="007d3496" fo:background-color="transparent" loext:char-shading-value="0"/>
    </style:style>
    <style:style style:name="T109" style:family="text">
      <style:text-properties officeooo:rsid="00a7d510" fo:background-color="transparent" loext:char-shading-value="0"/>
    </style:style>
    <style:style style:name="T110" style:family="text">
      <style:text-properties officeooo:rsid="00e0499c" fo:background-color="transparent" loext:char-shading-value="0"/>
    </style:style>
    <style:style style:name="T111" style:family="text">
      <style:text-properties officeooo:rsid="0095e8dd"/>
    </style:style>
    <style:style style:name="T112" style:family="text">
      <style:text-properties officeooo:rsid="00974a64"/>
    </style:style>
    <style:style style:name="T113" style:family="text">
      <style:text-properties officeooo:rsid="0099ac86"/>
    </style:style>
    <style:style style:name="T114" style:family="text">
      <style:text-properties officeooo:rsid="009a930d"/>
    </style:style>
    <style:style style:name="T115" style:family="text">
      <style:text-properties officeooo:rsid="009e4125"/>
    </style:style>
    <style:style style:name="T116" style:family="text">
      <style:text-properties officeooo:rsid="009fd218"/>
    </style:style>
    <style:style style:name="T117" style:family="text">
      <style:text-properties officeooo:rsid="00a1879c"/>
    </style:style>
    <style:style style:name="T118" style:family="text">
      <style:text-properties officeooo:rsid="00a4a2e7"/>
    </style:style>
    <style:style style:name="T119" style:family="text">
      <style:text-properties officeooo:rsid="00a4f638"/>
    </style:style>
    <style:style style:name="T120" style:family="text">
      <style:text-properties officeooo:rsid="00a7d510"/>
    </style:style>
    <style:style style:name="T121" style:family="text">
      <style:text-properties officeooo:rsid="00a80e87"/>
    </style:style>
    <style:style style:name="T122" style:family="text">
      <style:text-properties officeooo:rsid="00aaf52b"/>
    </style:style>
    <style:style style:name="T123" style:family="text">
      <style:text-properties officeooo:rsid="00ae25f5"/>
    </style:style>
    <style:style style:name="T124" style:family="text">
      <style:text-properties officeooo:rsid="00b08450"/>
    </style:style>
    <style:style style:name="T125" style:family="text">
      <style:text-properties fo:color="#008080" style:font-name="Monospace" fo:background-color="#e8f2fe" loext:char-shading-value="0"/>
    </style:style>
    <style:style style:name="T126" style:family="text">
      <style:text-properties fo:color="#3f7f7f" style:font-name="Monospace" fo:background-color="#d4d4d4" loext:char-shading-value="0"/>
    </style:style>
    <style:style style:name="T127" style:family="text">
      <style:text-properties officeooo:rsid="00b1f6ee"/>
    </style:style>
    <style:style style:name="T128" style:family="text">
      <style:text-properties officeooo:rsid="00b4cad3"/>
    </style:style>
    <style:style style:name="T129" style:family="text">
      <style:text-properties officeooo:rsid="00b9e825"/>
    </style:style>
    <style:style style:name="T130" style:family="text">
      <style:text-properties officeooo:rsid="00bc95bc"/>
    </style:style>
    <style:style style:name="T131" style:family="text">
      <style:text-properties officeooo:rsid="00beb7f5"/>
    </style:style>
    <style:style style:name="T132" style:family="text">
      <style:text-properties officeooo:rsid="00c20542"/>
    </style:style>
    <style:style style:name="T133" style:family="text">
      <style:text-properties officeooo:rsid="00c3567d"/>
    </style:style>
    <style:style style:name="T134" style:family="text">
      <style:text-properties officeooo:rsid="00c494b6"/>
    </style:style>
    <style:style style:name="T135" style:family="text">
      <style:text-properties officeooo:rsid="00caabe3"/>
    </style:style>
    <style:style style:name="T136" style:family="text">
      <style:text-properties officeooo:rsid="00cf1b30"/>
    </style:style>
    <style:style style:name="T137" style:family="text">
      <style:text-properties officeooo:rsid="00d0a24e"/>
    </style:style>
    <style:style style:name="T138" style:family="text">
      <style:text-properties fo:font-size="8pt" officeooo:rsid="0064ba95" style:font-size-asian="8pt" style:font-size-complex="8pt"/>
    </style:style>
    <style:style style:name="T139" style:family="text">
      <style:text-properties officeooo:rsid="00d766e8"/>
    </style:style>
    <style:style style:name="T140" style:family="text">
      <style:text-properties officeooo:rsid="00d7ef1d"/>
    </style:style>
    <style:style style:name="T141" style:family="text">
      <style:text-properties officeooo:rsid="00d9a4cf"/>
    </style:style>
    <style:style style:name="T142" style:family="text">
      <style:text-properties officeooo:rsid="00dc67ab"/>
    </style:style>
    <style:style style:name="T143" style:family="text">
      <style:text-properties officeooo:rsid="00de0e1a"/>
    </style:style>
    <style:style style:name="T144" style:family="text">
      <style:text-properties officeooo:rsid="00df2dc0"/>
    </style:style>
    <style:style style:name="T145" style:family="text">
      <style:text-properties officeooo:rsid="00e01988"/>
    </style:style>
    <style:style style:name="T146" style:family="text">
      <style:text-properties officeooo:rsid="00e0499c"/>
    </style:style>
    <style:style style:name="T147" style:family="text">
      <style:text-properties officeooo:rsid="00e1f7b9"/>
    </style:style>
    <style:style style:name="T148" style:family="text">
      <style:text-properties officeooo:rsid="00e2bd5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kumentation</text:p>
      <text:p text:style-name="Title"/>
      <text:p text:style-name="Title">LibCMVC</text:p>
      <text:p text:style-name="Title"/>
      <text:p text:style-name="Title">PHP Framework</text:p>
      <text:p text:style-name="Title">und Library</text:p>
      <text:p text:style-name="P89"/>
      <text:p text:style-name="P90"><text:span text:style-name="T93">(Repositor</text:span><text:span text:style-name="T108">y: </text:span><text:span text:style-name="T75">https://github.com/bhohbaum/LibCompactMVC</text:span><text:span text:style-name="T108">)</text:span></text:p>
      <text:p text:style-name="P2"/>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176"><text:a xlink:type="simple" xlink:href="#__RefHeading__75_31712199">Vorwort<text:tab/>3</text:a></text:p>
          <text:p text:style-name="P176"><text:a xlink:type="simple" xlink:href="#__RefHeading__204_1919830153">Framework – Die Grundlagen<text:tab/>4</text:a></text:p>
          <text:p text:style-name="P177"><text:a xlink:type="simple" xlink:href="#__RefHeading__339_1919830153">Aufbau von URLs<text:tab/>4</text:a></text:p>
          <text:p text:style-name="P177"><text:a xlink:type="simple" xlink:href="#__RefHeading__341_1919830153">Anwendungsstruktur und Routing<text:tab/>4</text:a></text:p>
          <text:p text:style-name="P177"><text:a xlink:type="simple" xlink:href="#__RefHeading__410_1919830153">ApplicationMapper<text:tab/>5</text:a></text:p>
          <text:p text:style-name="P177"><text:a xlink:type="simple" xlink:href="#__RefHeading__452_1919830153">Controller<text:tab/>5</text:a></text:p>
          <text:p text:style-name="P178"><text:a xlink:type="simple" xlink:href="#__RefHeading__1586_436870274">Zu überschreibende Methoden und ihre Ausführungs-Reihenfolge:<text:tab/>6</text:a></text:p>
          <text:p text:style-name="P178"><text:a xlink:type="simple" xlink:href="#__RefHeading__1588_436870274">Ausgabe via Template<text:tab/>7</text:a></text:p>
          <text:p text:style-name="P178"><text:a xlink:type="simple" xlink:href="#__RefHeading__1995_436870274">Ausgabe von JSON Strings<text:tab/>8</text:a></text:p>
          <text:p text:style-name="P178"><text:a xlink:type="simple" xlink:href="#__RefHeading__1997_436870274">Ausgabe von Binären Daten<text:tab/>8</text:a></text:p>
          <text:p text:style-name="P178"><text:a xlink:type="simple" xlink:href="#__RefHeading__1999_436870274">Durchreichen des Outputs von Components<text:tab/>8</text:a></text:p>
          <text:p text:style-name="P177"><text:a xlink:type="simple" xlink:href="#__RefHeading__1061_1919830153">Components<text:tab/>9</text:a></text:p>
          <text:p text:style-name="P177"><text:a xlink:type="simple" xlink:href="#__RefHeading__454_1919830153">Templating<text:tab/>9</text:a></text:p>
          <text:p text:style-name="P177"><text:a xlink:type="simple" xlink:href="#__RefHeading__456_1919830153">Linkerzeugung<text:tab/>10</text:a></text:p>
          <text:p text:style-name="P177"><text:a xlink:type="simple" xlink:href="#__RefHeading__524_1919830153">Umleitungen<text:tab/>10</text:a></text:p>
          <text:p text:style-name="P178"><text:a xlink:type="simple" xlink:href="#__RefHeading__2294_1909510920">Interne Umleitungen<text:tab/>11</text:a></text:p>
          <text:p text:style-name="P178"><text:a xlink:type="simple" xlink:href="#__RefHeading__2296_1909510920">Externe Umleitungen<text:tab/>11</text:a></text:p>
          <text:p text:style-name="P177"><text:a xlink:type="simple" xlink:href="#__RefHeading__2298_1909510920">Zugriffsberechtigungen<text:tab/>11</text:a></text:p>
          <text:p text:style-name="P177"><text:a xlink:type="simple" xlink:href="#__RefHeading__462_1919830153">ORM<text:tab/>11</text:a></text:p>
          <text:p text:style-name="P178"><text:a xlink:type="simple" xlink:href="#__RefHeading__991_1919830153">Datenbankschema<text:tab/>13</text:a></text:p>
          <text:p text:style-name="P178"><text:a xlink:type="simple" xlink:href="#__RefHeading__830_1919830153">Arbeiten im Controller mit dem ORM<text:tab/>13</text:a></text:p>
          <text:p text:style-name="P178"><text:a xlink:type="simple" xlink:href="#__RefHeading__832_1919830153">Automatische Fremdschlüssel-Auflösung<text:tab/>13</text:a></text:p>
          <text:p text:style-name="P178"><text:a xlink:type="simple" xlink:href="#__RefHeading__993_1919830153">Datensätze speichern und löschen<text:tab/>14</text:a></text:p>
          <text:p text:style-name="P178"><text:a xlink:type="simple" xlink:href="#__RefHeading__995_1919830153">Komplexere Custom-Queries<text:tab/>14</text:a></text:p>
          <text:p text:style-name="P177"><text:soft-page-break/><text:a xlink:type="simple" xlink:href="#__RefHeading__1091_1919830153">Codekonventionen<text:tab/>15</text:a></text:p>
          <text:p text:style-name="P178"><text:a xlink:type="simple" xlink:href="#__RefHeading__496_1919830153">Dateiheader und -footer<text:tab/>15</text:a></text:p>
          <text:p text:style-name="P178"><text:a xlink:type="simple" xlink:href="#__RefHeading__588_1919830153">Funktionsheader<text:tab/>15</text:a></text:p>
          <text:p text:style-name="P177"><text:a xlink:type="simple" xlink:href="#__RefHeading__498_1919830153">CLI<text:tab/>16</text:a></text:p>
          <text:p text:style-name="P178"><text:a xlink:type="simple" xlink:href="#__RefHeading__2426_436870274">Anwendung in eine ausführbare Datei packen<text:tab/>16</text:a></text:p>
          <text:p text:style-name="P177"><text:a xlink:type="simple" xlink:href="#__RefHeading__518_1919830153">config.php<text:tab/>16</text:a></text:p>
          <text:p text:style-name="P176"><text:a xlink:type="simple" xlink:href="#__RefHeading__77_31712199">Library Komponenten<text:tab/>18</text:a></text:p>
          <text:p text:style-name="P177"><text:a xlink:type="simple" xlink:href="#__RefHeading__79_31712199">ApplePushNotification<text:tab/>18</text:a></text:p>
          <text:p text:style-name="P177"><text:a xlink:type="simple" xlink:href="#__RefHeading__81_31712199">CachedHttpRequest<text:tab/>18</text:a></text:p>
          <text:p text:style-name="P177"><text:a xlink:type="simple" xlink:href="#__RefHeading__83_31712199">Captcha<text:tab/>18</text:a></text:p>
          <text:p text:style-name="P177"><text:a xlink:type="simple" xlink:href="#__RefHeading__85_31712199">CenterMap<text:tab/>18</text:a></text:p>
          <text:p text:style-name="P177"><text:a xlink:type="simple" xlink:href="#__RefHeading__87_31712199">CephAdapter<text:tab/>18</text:a></text:p>
          <text:p text:style-name="P177"><text:a xlink:type="simple" xlink:href="#__RefHeading__2494_436870274">MySQL zu SQLite Konverter<text:tab/>18</text:a></text:p>
          <text:p text:style-name="P177"><text:a xlink:type="simple" xlink:href="#__RefHeading__89_31712199">FIFOBuffer<text:tab/>18</text:a></text:p>
          <text:p text:style-name="P177"><text:a xlink:type="simple" xlink:href="#__RefHeading__91_31712199">GoogleJWT<text:tab/>18</text:a></text:p>
          <text:p text:style-name="P177"><text:a xlink:type="simple" xlink:href="#__RefHeading__93_31712199">HTMLMail<text:tab/>18</text:a></text:p>
          <text:p text:style-name="P177"><text:a xlink:type="simple" xlink:href="#__RefHeading__206_1919830153">MapRadius<text:tab/>18</text:a></text:p>
          <text:p text:style-name="P177"><text:a xlink:type="simple" xlink:href="#__RefHeading__208_1919830153">MapCluster<text:tab/>19</text:a></text:p>
          <text:p text:style-name="P177"><text:a xlink:type="simple" xlink:href="#__RefHeading__210_1919830153">MultiExtender<text:tab/>19</text:a></text:p>
          <text:p text:style-name="P177"><text:a xlink:type="simple" xlink:href="#__RefHeading__212_1919830153">Mutex<text:tab/>19</text:a></text:p>
          <text:p text:style-name="P177"><text:a xlink:type="simple" xlink:href="#__RefHeading__214_1919830153">simple_html_dom<text:tab/>19</text:a></text:p>
          <text:p text:style-name="P177"><text:a xlink:type="simple" xlink:href="#__RefHeading__216_1919830153">Singleton<text:tab/>19</text:a></text:p>
          <text:p text:style-name="P177"><text:a xlink:type="simple" xlink:href="#__RefHeading__218_1919830153">SMTP<text:tab/>19</text:a></text:p>
          <text:p text:style-name="P177"><text:a xlink:type="simple" xlink:href="#__RefHeading__220_1919830153">Socket<text:tab/>19</text:a></text:p>
          <text:p text:style-name="P177"><text:a xlink:type="simple" xlink:href="#__RefHeading__222_1919830153">Upload<text:tab/>19</text:a></text:p>
          <text:p text:style-name="P177"><text:a xlink:type="simple" xlink:href="#__RefHeading__224_1919830153">UTF8<text:tab/>19</text:a></text:p>
          <text:p text:style-name="P177"><text:a xlink:type="simple" xlink:href="#__RefHeading__226_1919830153">UUID<text:tab/>19</text:a></text:p>
          <text:p text:style-name="P177"><text:a xlink:type="simple" xlink:href="#__RefHeading__228_1919830153">Validator<text:tab/>19</text:a></text:p>
          <text:p text:style-name="P177"><text:a xlink:type="simple" xlink:href="#__RefHeading__230_1919830153">WSAdapter<text:tab/>19</text:a></text:p>
          <text:p text:style-name="P177"><text:a xlink:type="simple" xlink:href="#__RefHeading__232_1919830153">XmlToJson<text:tab/>20</text:a></text:p>
        </text:index-body>
      </text:table-of-content>
      <text:p text:style-name="P2"/>
      <text:h text:style-name="P175" text:outline-level="1"><text:bookmark-start text:name="__RefHeading__75_31712199"/>Vorwort<text:bookmark-end text:name="__RefHeading__75_31712199"/></text:h>
      <text:p text:style-name="P27">LibCMVC ist 2010 aus dem Bed<text:span text:style-name="T4">arf</text:span> heraus entstanden, wiederverwendbaren Code von individuellen PHP Applikationen zu sammeln. <text:span text:style-name="T4">Dabei wurde primär Wert darauf gelegt, dass das Framework sowohl kompakt und performant ist und es trotzdem erlaubt, schnell und flexibel Webseiten, REST-APIs als auch CLI-Applikationen zu erstellen</text:span>. <text:span text:style-name="T1">Das Framework basiert auf dem MVC Entwurfsmuster und bringt neben den strukturgebenden Elementen (Framework) auch eine Sammlung (Library) von Tools mit, die in der Webprogrammierung oft gebraucht werden. So entstand auch der Name: Lib-Compact-MVC.</text:span></text:p>
      <text:p text:style-name="P126">Seit seiner Entstehung ist dieses Framework in vielen Webanwendungen, Intranetanwendungen und Mobile-App-Backends auch bei bekannten Unternehmen zum Einsatz gekommen. <text:span text:style-name="T139">Es lässt sich hervorragend in einem Continuous Integration Workflow verwenden und von Buildservern testen und installieren.</text:span></text:p>
      <text:p text:style-name="P127">Durch seinen überschaubaren Umfang <text:span text:style-name="T140">ist es besonders performant und Fehler lassen sich gut aufspüren. Der Code selbst enthält Dokumentation im Javadoc-Stil, was das Programmieren in Eclipse z.B. deutlich erleichtert, durch Code-Completion und Dokumentation, die beim Schreiben des Codes erscheint.</text:span></text:p>
      <text:p text:style-name="P128">Diese Dokumentation soll den Einstieg erleichtern und einen Überblick geben. Fortgeschrittene werden schnell die inneren Zusammenhänge überschauen und <text:span text:style-name="T141">auch in der Lage sein, das Framework nach eigenem Bedarf zu erweitern.</text:span></text:p>
      <text:h text:style-name="P174" text:outline-level="1"><text:bookmark-start text:name="__RefHeading__204_1919830153"/>Framework – <text:span text:style-name="T96">Die </text:span>Grundlagen<text:bookmark-end text:name="__RefHeading__204_1919830153"/></text:h>
      <text:h text:style-name="Heading_20_2" text:outline-level="2"><text:bookmark-start text:name="__RefHeading__339_1919830153"/>Aufbau von URLs<text:bookmark-end text:name="__RefHeading__339_1919830153"/></text:h>
      <text:p text:style-name="P36">Der Aufbau der URLs und wie die Werte an das Framework übergeben werden, ist in der .htaccess Datei im Stammverzeichnis definiert. Zum Betrieb des Frameworks wird mod_rewrite vorausgesetzt. Ein Beispiel:</text:p>
      <text:p text:style-name="P78"><text:span text:style-name="T70"><text:tab/>http://lcmvc.de/app/action/param0/param1/param2 </text:span>…</text:p>
      <text:p text:style-name="P36">Erklärung der Komponenten:</text:p>
      <text:p text:style-name="P55">http://lcmvc.de</text:p>
      <text:p text:style-name="P36"><text:tab/>Dieser Teil der URL wird in config.php als BASE_URL definiert.</text:p>
      <text:p text:style-name="P36">/app</text:p>
      <text:p text:style-name="P36"><text:tab/>Gibt an, dass keine Datei aus dem Webroot direkt geladen werden soll, sondern der Request <text:tab/>an die Anwendung weitergeleitet werden soll. Dieser Teil der URL kann (und sollte) bei <text:tab/>mehrsprachigen Webseiten zur Angabe der Sprache verwendet werden. In diesem <text:span text:style-name="T9">Fall</text:span> <text:span text:style-name="T9">steht</text:span> <text:tab/>an dieser Stelle das Sprachkürzel (z.B.: de oder en).</text:p>
      <text:p text:style-name="P36">/<text:span text:style-name="T7">action</text:span></text:p>
      <text:p text:style-name="P36"><text:tab/><text:span text:style-name="T8">Die Action gibt an, welcher Controller angesteuert wird. Das Mapping zwischen action <text:tab/>String und Controller Klassenname wird mit der set_handler() Methode in index.php dem <text:tab/>ActionDispatcher übergeben.</text:span></text:p>
      <text:p text:style-name="P37">Alle Teile der URL ab 'action', 'param0' <text:span text:style-name="T45">(allgemein: alle Elemente des $_REQUEST Arrays)</text:span> werden als gleichnamige Variablen in allen Klassen, die von InputSanitizer direkt oder indirekt ableiten, bereitgestellt<text:span text:style-name="T44">.</text:span> Dazu gehören alle <text:span text:style-name="T45">von CMVC</text:span>Controller <text:span text:style-name="T87">(</text:span><text:span text:style-name="T87"><text:bookmark-ref text:reference-format="page" text:ref-name="__RefHeading__452_1919830153">5</text:bookmark-ref></text:span><text:span text:style-name="T87">) (also auch von CMVC</text:span>Component <text:span text:style-name="T87">(</text:span><text:span text:style-name="T87"><text:bookmark-ref text:reference-format="page" text:ref-name="__RefHeading__1061_1919830153">9</text:bookmark-ref></text:span><text:span text:style-name="T87">))</text:span> <text:span text:style-name="T45">abgeleiteten Klassen als auch die Templates (</text:span><text:span text:style-name="T45"><text:bookmark-ref text:reference-format="page" text:ref-name="__RefHeading__454_1919830153">9</text:bookmark-ref></text:span><text:span text:style-name="T45">). Templates werden im Kontext der View Klasse ausgeführt und ihnen stehen somit seine Variablen und Methoden zur Verfügung</text:span>.<text:span text:style-name="T44"> Die Funktion kann über das REGISTER_HTTP_VARS define in config.php (</text:span><text:span text:style-name="T44"><text:bookmark-ref text:reference-format="page" text:ref-name="__RefHeading__518_1919830153">16</text:bookmark-ref></text:span><text:span text:style-name="T44">) an- und abgeschaltet werden. Ist sie abgeschaltet, kann nur noch über die CMVCController::request() Methode auf die Werte zugegriffen werden. Wird versucht, auf eine Variable zuzugreifen, die durch den Request nicht gesetzt ist, wird eine InvalidMemberException geworfen.</text:span></text:p>
      <text:h text:style-name="Heading_20_2" text:outline-level="2"><text:bookmark-start text:name="__RefHeading__341_1919830153"/>Anwendungsstruktur <text:span text:style-name="T5">und Routing</text:span><text:bookmark-end text:name="__RefHeading__341_1919830153"/></text:h>
      <text:p text:style-name="P35">Bei einer LibCMVC Applikation wird das Routing <text:span text:style-name="T6">durch die Controller, in Zusammenarbeit mit dem ActionMapper, definiert. Damit der ActionMapper arbeiten kann, muss eine Klasse von ihm abgeleitet werden (</text:span><text:span text:style-name="T6"><text:bookmark-ref text:reference-format="text" text:ref-name="__RefHeading__410_1919830153">ApplicationMapper</text:bookmark-ref></text:span><text:span text:style-name="T6">), in deren Konstruktor alle benötigten Mappings definiert werden. Eine Instanz dieser Klasse wird beim Applikationsstart dem ActionDispatcher (in index.php) im Konstruktor als zweiter Parameter übergeben. Der erste Parameter ist ein String der den Namen der Variable („action“) definiert. Hier sollte der Name der Variable übergeben werden, wie er in den mod_rewrite-Regeln in .htaccess definiert ist. Es wird allerdings empfohlen, diesen </text:span><text:soft-page-break/><text:span text:style-name="T6">nicht zu ändern.</text:span></text:p>
      <text:h text:style-name="Heading_20_2" text:outline-level="2"><text:bookmark-start text:name="__RefHeading__410_1919830153"/>ApplicationMapper<text:bookmark-end text:name="__RefHeading__410_1919830153"/></text:h>
      <text:p text:style-name="P38">Im Konstruktor des ApplicationMappers können SEO-Optimierungen vorgenommen werden, sowie <text:s/>definiert werden, welche URLs der Anwendung in der Sitemap erscheinen sollen. Hierzu müssen zwei Arrays entsprechend befüllt werden. </text:p>
      <text:p text:style-name="P38">Ein Beispiel:</text:p>
      <text:p text:style-name="P3"><text:span text:style-name="T11"><text:tab/>$this-&gt;</text:span><text:span text:style-name="T47">mapping2</text:span><text:span text:style-name="T11">[</text:span><text:span text:style-name="T47">"</text:span><text:span text:style-name="T48">app</text:span><text:span text:style-name="T47">"</text:span><text:span text:style-name="T11">][</text:span><text:span text:style-name="T47">"home"</text:span><text:span text:style-name="T11">] = </text:span><text:span text:style-name="T57">new </text:span><text:span text:style-name="T11">LinkProperty(</text:span><text:span text:style-name="T47">"/</text:span><text:span text:style-name="T48">app</text:span><text:span text:style-name="T47">/</text:span><text:span text:style-name="T49">start</text:span><text:span text:style-name="T47">"</text:span><text:span text:style-name="T11">, </text:span><text:span text:style-name="T57">true</text:span><text:span text:style-name="T11">);</text:span></text:p>
      <text:p text:style-name="P130"><text:span text:style-name="T11"><text:tab/>$this-&gt;</text:span><text:span text:style-name="T47">mapping3</text:span><text:span text:style-name="T11">[</text:span><text:span text:style-name="T47">"</text:span><text:span text:style-name="T48">app</text:span><text:span text:style-name="T47">"</text:span><text:span text:style-name="T11">][</text:span><text:span text:style-name="T47">"ajaxep"</text:span><text:span text:style-name="T11">][</text:span><text:span text:style-name="T47">"user"</text:span><text:span text:style-name="T11">] = </text:span><text:span text:style-name="T57">new </text:span><text:span text:style-name="T11">LinkProperty(</text:span><text:span text:style-name="T47">"/</text:span><text:span text:style-name="T48">app</text:span><text:span text:style-name="T47">/ajaxep/</text:span><text:span text:style-name="T49">benutzer</text:span><text:span text:style-name="T47">"</text:span><text:span text:style-name="T11">, </text:span><text:span text:style-name="T57">false</text:span><text:span text:style-name="T11">);</text:span></text:p>
      <text:p text:style-name="P145"/>
      <text:p text:style-name="P38">Das mapping2 Array definiert alle Links der ersten Ebene, also solche, die direkt Controller ansteuern. Das mapping3 Array ist für alle dreiteiligen (/1/2/3) URLs zuständig.</text:p>
      <text:p text:style-name="P38">Der zweite Parameter des LinkProperty Konstruktors definiert, ob der Link mit in die Sitemap aufgenommen werden soll, oder nicht. <text:span text:style-name="T63">Um selbige in einem Controller auszugeben, genügt folgende Zeile:</text:span></text:p>
      <text:p text:style-name="P4"><text:span text:style-name="T12"><text:tab/></text:span><text:span text:style-name="T21">$</text:span><text:span text:style-name="T22">this-&gt;binary_response(</text:span><text:span text:style-name="T21">ApplicationMapper::</text:span><text:span text:style-name="T13">get_instance</text:span><text:span text:style-name="T21">()-&gt;get_sitemap(), </text:span><text:span text:style-name="T20">MIME_TYPE_HTML</text:span><text:span text:style-name="T22">)</text:span><text:span text:style-name="T21">;</text:span></text:p>
      <text:p text:style-name="P147"/>
      <text:p text:style-name="P39">Dem aufmerksamen Leser wird bereits aufgefallen sein, dass im Beispiel die Schlüssel der Arrays nicht komplett identisch zu den URLs in den LinkProperties sind. Auf diese <text:span text:style-name="T86">W</text:span>eise lassen sich leicht Änderungen an den URLs der Anwendung machen, ohne dass man alle Stellen umprogrammieren muss, die mit dem Wert arbeiten. Innerhalb der Anwendung wird beim zweiten Beispiel <text:span text:style-name="T64">die action Variable im Controller den Wert „ajaxep“ und der param0 den wert „user“ haben, obwohl die <text:s/>Anwendung mit der URL </text:span></text:p>
      <text:p text:style-name="P44"><text:span text:style-name="T64"><text:tab/></text:span><text:span text:style-name="T16">BASE_URL . </text:span><text:span text:style-name="T51">"/app/ajaxep/benutzer"</text:span></text:p>
      <text:p text:style-name="P40">gestartet wurde. Diese SEO-Optimierungen lassen sich nur <text:span text:style-name="T65">auf die beiden URL-Komponenten „action“ und „param0“ anwenden. Das ist üblicherweise vollkommen ausreichend, weil zur SEO-Optimierung zwar sprechende URLs gerne gesehen sind, aber keine sinnlos langen, bzw. tiefe Verschachtlungen. An diesem Punkt wird wieder eine der Maximen dieser Frameworks sichtbar: Was nicht unbedingt benötigt wird, bläht den Code nur sinnlos auf.</text:span></text:p>
      <text:h text:style-name="P163" text:outline-level="2"><text:bookmark-start text:name="__RefHeading__452_1919830153"/>Controller<text:bookmark-end text:name="__RefHeading__452_1919830153"/></text:h>
      <text:p text:style-name="P91">Controller sind im MVC-Entwurfsmuster die zentralen Bindeglieder zwischen Benutzereingaben, Datenbank (<text:bookmark-ref text:reference-format="text" text:ref-name="__RefHeading__462_1919830153">ORM</text:bookmark-ref>) und Views (<text:bookmark-ref text:reference-format="text" text:ref-name="__RefHeading__454_1919830153">Templating</text:bookmark-ref>). <text:span text:style-name="T118">Sie werden in LibCMVC von CMVCController abgeleitet. Es gibt eine ganze Reihe von Methoden, die dafür vorgesehen sind, in Controllern überschrieben zu werden. Sie werden ein einer bestimmten Reihenfolge selektiv aufgerufen, abhängig vom Request-Typ: </text:span></text:p>
      <text:p text:style-name="P93">Bei HTTP(S) Requests wird nach GET, POST, PUT und DELETE unterschieden, wenn die Anwendung per CLI aufgerufen wurde, werden die EXEC Methoden ausgeführt. Zusätzlich gibt es auch Methoden, die immer aufgerufen werden, egal welche der fünf zuvor genannten Situationen zutrifft.</text:p>
      <text:h text:style-name="Heading_20_3" text:outline-level="3"><text:bookmark-start text:name="__RefHeading__1586_436870274"/><text:soft-page-break/><text:span text:style-name="T99">Zu überschreibende</text:span><text:span text:style-name="T98"> Methoden und ihre </text:span><text:span text:style-name="T99">Ausführungs-</text:span><text:span text:style-name="T98">Reihenfolge:</text:span><text:bookmark-end text:name="__RefHeading__1586_436870274"/></text:h>
      <text:p text:style-name="P129"><text:span text:style-name="T11"><text:tab/></text:span><text:span text:style-name="T73">protected </text:span><text:span text:style-name="T57">function </text:span><text:span text:style-name="T11">pre_run_get();</text:span></text:p>
      <text:p text:style-name="P129"><text:span text:style-name="T11"><text:tab/></text:span><text:span text:style-name="T73">protected </text:span><text:span text:style-name="T57">function </text:span><text:span text:style-name="T11">pre_run_post();</text:span></text:p>
      <text:p text:style-name="P129"><text:span text:style-name="T11"><text:tab/></text:span><text:span text:style-name="T73">protected </text:span><text:span text:style-name="T57">function </text:span><text:span text:style-name="T11">pre_run_put();</text:span></text:p>
      <text:p text:style-name="P129"><text:span text:style-name="T11"><text:tab/></text:span><text:span text:style-name="T73">protected </text:span><text:span text:style-name="T57">function </text:span><text:span text:style-name="T11">pre_run_delete();</text:span></text:p>
      <text:p text:style-name="P129"><text:span text:style-name="T11"><text:tab/></text:span><text:span text:style-name="T73">protected </text:span><text:span text:style-name="T57">function </text:span><text:span text:style-name="T11">pre_run_exec();</text:span></text:p>
      <text:p text:style-name="P7"><text:span text:style-name="T11"><text:tab/></text:span><text:span text:style-name="T73">protected </text:span><text:span text:style-name="T57">function </text:span><text:span text:style-name="T11">pre_run();</text:span></text:p>
      <text:p text:style-name="P129"><text:span text:style-name="T11"><text:tab/></text:span><text:span text:style-name="T73">protected </text:span><text:span text:style-name="T57">function </text:span><text:span text:style-name="T11">main_run_get();</text:span></text:p>
      <text:p text:style-name="P129"><text:span text:style-name="T11"><text:tab/></text:span><text:span text:style-name="T73">protected </text:span><text:span text:style-name="T57">function </text:span><text:span text:style-name="T11">main_run_post();</text:span></text:p>
      <text:p text:style-name="P129"><text:span text:style-name="T11"><text:tab/></text:span><text:span text:style-name="T73">protected </text:span><text:span text:style-name="T57">function </text:span><text:span text:style-name="T11">main_run_put();</text:span></text:p>
      <text:p text:style-name="P129"><text:span text:style-name="T11"><text:tab/></text:span><text:span text:style-name="T73">protected </text:span><text:span text:style-name="T57">function </text:span><text:span text:style-name="T11">main_run_delete();</text:span></text:p>
      <text:p text:style-name="P129"><text:span text:style-name="T11"><text:tab/></text:span><text:span text:style-name="T73">protected </text:span><text:span text:style-name="T57">function </text:span><text:span text:style-name="T11">main_run_exec();</text:span></text:p>
      <text:p text:style-name="P131"><text:span text:style-name="T11"><text:tab/></text:span><text:span text:style-name="T73">protected </text:span><text:span text:style-name="T57">function </text:span><text:span text:style-name="T11">main_run();</text:span></text:p>
      <text:p text:style-name="P129"><text:span text:style-name="T11"><text:tab/></text:span><text:span text:style-name="T73">protected </text:span><text:span text:style-name="T57">function </text:span><text:span text:style-name="T11">post_run_get();</text:span></text:p>
      <text:p text:style-name="P129"><text:span text:style-name="T11"><text:tab/></text:span><text:span text:style-name="T73">protected </text:span><text:span text:style-name="T57">function </text:span><text:span text:style-name="T11">post_run_post();</text:span></text:p>
      <text:p text:style-name="P129"><text:span text:style-name="T11"><text:tab/></text:span><text:span text:style-name="T73">protected </text:span><text:span text:style-name="T57">function </text:span><text:span text:style-name="T11">post_run_put();</text:span></text:p>
      <text:p text:style-name="P129"><text:span text:style-name="T11"><text:tab/></text:span><text:span text:style-name="T73">protected </text:span><text:span text:style-name="T57">function </text:span><text:span text:style-name="T11">post_run_delete();</text:span></text:p>
      <text:p text:style-name="P129"><text:span text:style-name="T11"><text:tab/></text:span><text:span text:style-name="T73">protected </text:span><text:span text:style-name="T57">function </text:span><text:span text:style-name="T11">post_run_exec();</text:span></text:p>
      <text:p text:style-name="P131"><text:span text:style-name="T11"><text:tab/></text:span><text:span text:style-name="T73">protected </text:span><text:span text:style-name="T57">function </text:span><text:span text:style-name="T11">post_run();</text:span></text:p>
      <text:p text:style-name="P139"/>
      <text:p text:style-name="P92">Alle *_get(), *_post(), *_put(), *_delete() und *_exec() Methoden werden nur in den jeweiligen Fällen ausgeführt. Die Methoden pre_run(), main_run() und post_run() werden immer ausgeführt, in genau dieser Reihenfolge. Ein Beispiel:</text:p>
      <text:p text:style-name="P92">Bei einem HTTP-Post-Request werden <text:span text:style-name="T94">folgende</text:span> Methoden ausgeführt:</text:p>
      <text:p text:style-name="P131"><text:span text:style-name="T11"><text:tab/></text:span><text:span text:style-name="T73">protected </text:span><text:span text:style-name="T57">function </text:span><text:span text:style-name="T11">pre_run_post();</text:span></text:p>
      <text:p text:style-name="P7"><text:span text:style-name="T11"><text:tab/></text:span><text:span text:style-name="T73">protected </text:span><text:span text:style-name="T57">function </text:span><text:span text:style-name="T11">pre_run();</text:span></text:p>
      <text:p text:style-name="P131"><text:span text:style-name="T11"><text:tab/></text:span><text:span text:style-name="T73">protected </text:span><text:span text:style-name="T57">function </text:span><text:span text:style-name="T11">main_run_post();</text:span></text:p>
      <text:p text:style-name="P131"><text:span text:style-name="T11"><text:tab/></text:span><text:span text:style-name="T73">protected </text:span><text:span text:style-name="T57">function </text:span><text:span text:style-name="T11">main_run();</text:span></text:p>
      <text:p text:style-name="P131"><text:span text:style-name="T11"><text:tab/></text:span><text:span text:style-name="T73">protected </text:span><text:span text:style-name="T57">function </text:span><text:span text:style-name="T11">post_run_post();</text:span></text:p>
      <text:p text:style-name="P131"><text:span text:style-name="T11"><text:tab/></text:span><text:span text:style-name="T73">protected </text:span><text:span text:style-name="T57">function </text:span><text:span text:style-name="T11">post_run();</text:span></text:p>
      <text:p text:style-name="P135"/>
      <text:p text:style-name="P57">Es ist die Aufgabe des Programmierers, in diesen Methoden die Ein- und Ausgabe zu verarbeiten, <text:span text:style-name="T95">d</text:span>ie im Request an den Server gesendeten Variablen und deren Inhalte werden vom InputSanitizer als Member-Variablen bereitgestellt. </text:p>
      <text:p text:style-name="P58">Die Unterscheidung zwischen GET, POST, PUT und DELETE eignet sich besonders zur Implementierung von REST Endpunkten für CRUD-Operationen. Üblicherweise werden diese aber nicht in Controllern, sondern Components implementiert.</text:p>
      <text:p text:style-name="P59">Dieses Schema ist jedoch nicht immer günstig. Manchmal möchte man <text:span text:style-name="T100">mit einer Variable steuern, welche Methoden aufgerufen werden. Als Beispiel legen wir einen Ajax Endpunkt an, der mehrere Funktionen anbietet. Die URLs sollen folgendermaßen aussehen:</text:span></text:p>
      <text:p text:style-name="P132"><text:span text:style-name="T11"><text:tab/></text:span><text:span text:style-name="T35">http://libcmvc.de/</text:span><text:span text:style-name="T36">app/</text:span><text:span text:style-name="T35">ajaxep/login</text:span></text:p>
      <text:p text:style-name="P8"><text:span text:style-name="T11"><text:tab/></text:span><text:span text:style-name="T35">http://libcmvc.de/</text:span><text:span text:style-name="T36">app/</text:span><text:span text:style-name="T35">ajaxep/logout</text:span></text:p>
      <text:p text:style-name="P67"><text:tab/><text:span text:style-name="T100">http://libcmvc.de/app/ajaxep/createcart</text:span></text:p>
      <text:p text:style-name="P60">Die drei Funktionen sollen als Methoden direkt im AjaxEP Controller implementiert werden und nicht in Components ausgelagert werden. Dazu schreibt man folgende Zeile in die Methode main_run():</text:p>
      <text:p text:style-name="P77"><text:span text:style-name="T38"><text:tab/></text:span><text:span text:style-name="T39">$this-&gt;dispatch_method($this-&gt;</text:span><text:span text:style-name="T56">param0</text:span><text:span text:style-name="T39">);</text:span></text:p>
      <text:p text:style-name="P60">In der Variable param0 wird der entsprechende Teil der URL geliefert („login“, „logout“ und „createcart“). <text:span text:style-name="T101">Als Beispiel nehmen wir den Fall „login“. Daraus ergeben sich folgende Methodennamen:</text:span></text:p>
      <text:p text:style-name="P23"><text:span text:style-name="T102"><text:tab/></text:span><text:span text:style-name="T73">protected </text:span><text:span text:style-name="T57">function </text:span><text:span text:style-name="T102">get_login();</text:span></text:p>
      <text:p text:style-name="P129"><text:soft-page-break/><text:span text:style-name="T11"><text:tab/></text:span><text:span text:style-name="T73">protected </text:span><text:span text:style-name="T57">function </text:span><text:span text:style-name="T11">post_login();</text:span></text:p>
      <text:p text:style-name="P129"><text:span text:style-name="T11"><text:tab/></text:span><text:span text:style-name="T73">protected </text:span><text:span text:style-name="T57">function </text:span><text:span text:style-name="T11">put_login();</text:span></text:p>
      <text:p text:style-name="P129"><text:span text:style-name="T11"><text:tab/></text:span><text:span text:style-name="T73">protected </text:span><text:span text:style-name="T57">function </text:span><text:span text:style-name="T11">delete_login();</text:span></text:p>
      <text:p text:style-name="P129"><text:span text:style-name="T11"><text:tab/></text:span><text:span text:style-name="T73">protected </text:span><text:span text:style-name="T57">function </text:span><text:span text:style-name="T11">exec_login();</text:span></text:p>
      <text:p text:style-name="P129"><text:span text:style-name="T11"><text:tab/></text:span><text:span text:style-name="T73">protected </text:span><text:span text:style-name="T57">function </text:span><text:span text:style-name="T11">login();</text:span></text:p>
      <text:p text:style-name="P138"/>
      <text:p text:style-name="P61">Hier gilt wieder das gleiche Schema: login() wird immer aufgerufen, die restlichen Methoden nur selektiv beim entsprechenden Request-Typ bzw. exec_login() beim Aufruf per CLI.</text:p>
      <text:p text:style-name="P62">Ergänzend zu dispatch_method() gibt es noch folgende Methoden um den Aufruf an Components zu verteilen:</text:p>
      <text:p text:style-name="P24"><text:span text:style-name="T102"><text:tab/>$this-&gt;set_component_dispatch_base($this-&gt;</text:span><text:span text:style-name="T47">param0</text:span><text:span text:style-name="T102">);</text:span></text:p>
      <text:p text:style-name="P134"><text:span text:style-name="T11"><text:tab/>$this-&gt;dispatch_component(</text:span><text:span text:style-name="T57">new </text:span><text:span text:style-name="T27">User</text:span><text:span text:style-name="T11">Component());</text:span></text:p>
      <text:p text:style-name="P134"><text:span text:style-name="T11"><text:tab/>$this-&gt;dispatch_component(</text:span><text:span text:style-name="T57">new </text:span><text:span text:style-name="T27">Cart</text:span><text:span text:style-name="T11">Component());</text:span></text:p>
      <text:p text:style-name="P141"><text:tab/>$this-&gt;component_response();</text:p>
      <text:p text:style-name="P138"/>
      <text:p text:style-name="P62">Als erstes muss durch den Aufruf der Methode set_component_dispatch_base() festgelegt werden, auf Basis welcher Variable die Verteilung vorgenommen werden soll. In einem Controller ist das üblicherweise param0. Die nachfolgenden Aufrufe zu dispatch_component() überprüfen, ob der Inhalt vom param0 der jeweiligen Component ID entspricht. Trifft das zu, wird die Component ausgeführt. Abschließend wird component_response() aufgerufen um die Ausgabe der ausgeführten Component durchzureichen und deren MIME-Type zu übernehmen.</text:p>
      <text:p text:style-name="P62">Dieses Vorgehen bietet sich vor allem bei REST-APIs an um Endpunkte anzusteuern. Man kann Components aber auch dazu verwenden, um Seitenteile zu rendern, <text:span text:style-name="T113">die an mehreren Stellen wiederkehren. In dem Fall dürfen sie nicht selektiv ausgeführt werden, sondern müssen immer zusammen mit den Controllern ausgeführt werden, die ihre Inhalte verwenden wollen. Um das zu realisieren, fügt man im entsprechenden Controller alle benötigten Components mit</text:span></text:p>
      <text:p text:style-name="P85"><text:span text:style-name="T41"><text:tab/></text:span><text:span text:style-name="T10">$this-&gt;add_component(</text:span><text:span text:style-name="T62">new </text:span><text:span text:style-name="T42">Cart</text:span><text:span text:style-name="T10">Component());</text:span></text:p>
      <text:p text:style-name="P63">hinzu. Die generierte Ausgabe der Components kann in den Templates verwendet werden:</text:p>
      <text:p text:style-name="P86"><text:span text:style-name="T42"><text:tab/></text:span><text:span text:style-name="T66">&lt;?=</text:span><text:span text:style-name="T10"> $this-&gt;component(</text:span><text:span text:style-name="T46">"cartcomponent"</text:span><text:span text:style-name="T10">) </text:span><text:span text:style-name="T66">?&gt;</text:span></text:p>
      <text:p text:style-name="P63">Als Parameter muss die Component ID <text:span text:style-name="T114">(</text:span><text:span text:style-name="T114"><text:bookmark-ref text:reference-format="page" text:ref-name="__RefHeading__1061_1919830153">9</text:bookmark-ref></text:span><text:span text:style-name="T114">) </text:span>übergeben werden.</text:p>
      <text:p text:style-name="P57"><text:span text:style-name="T113">Um</text:span> die Ausgabe <text:span text:style-name="T113">in Controllern zu steuern bestehen mehrere</text:span> Möglichkeiten:</text:p>
      <text:h text:style-name="P170" text:outline-level="3"><text:bookmark-start text:name="__RefHeading__1588_436870274"/>Ausgabe via Template<text:bookmark-end text:name="__RefHeading__1588_436870274"/></text:h>
      <text:p text:style-name="P66">Jedem Controller steht ein eigenes View-Objekt zur Verfügung, auf das über die Methode</text:p>
      <text:p text:style-name="P76"><text:span text:style-name="T37"><text:tab/></text:span><text:span text:style-name="T39">$this-&gt;get_view()</text:span></text:p>
      <text:p text:style-name="P66">zugegriffen werden kann. Dem View muss mitgeteilt werden, welche Templates es in welcher Reihenfolge zu laden hat und ihm müssen alle Werte übergeben werden, die man im Template zur Ausgabe benötigt. Zusätzlich gibt es noch die Möglichkeit, gewisse Bereiche im Template zu aktivieren, bzw. zu deaktivieren. Folgende Methoden stehen dafür zur Verfügung:</text:p>
      <text:p text:style-name="P133"><text:span text:style-name="T11"><text:tab/>$this-&gt;get_view()-&gt;add_template(</text:span><text:span text:style-name="T47">"home.tpl"</text:span><text:span text:style-name="T11">);</text:span></text:p>
      <text:p text:style-name="P133"><text:span text:style-name="T11"><text:tab/>$this-&gt;get_view()-&gt;</text:span><text:span text:style-name="T19">set</text:span><text:span text:style-name="T11">_template(</text:span><text:span text:style-name="T19">10, </text:span><text:span text:style-name="T47">"home.tpl"</text:span><text:span text:style-name="T11">);</text:span></text:p>
      <text:p text:style-name="P133"><text:span text:style-name="T11"><text:tab/>$this-&gt;get_view()-&gt;set_value(</text:span><text:span text:style-name="T47">"users"</text:span><text:span text:style-name="T11">, $users);</text:span></text:p>
      <text:p text:style-name="P133"><text:span text:style-name="T11"><text:tab/>$this-&gt;get_view()-&gt;activate(</text:span><text:span text:style-name="T47">"admin_pane"</text:span><text:span text:style-name="T11">);</text:span></text:p>
      <text:p text:style-name="P133"><text:span text:style-name="T11"><text:tab/>$this-&gt;get_view()-&gt;</text:span><text:span text:style-name="T19">de</text:span><text:span text:style-name="T11">activate(</text:span><text:span text:style-name="T47">"admin_pane"</text:span><text:span text:style-name="T11">);</text:span></text:p>
      <text:p text:style-name="P140"/>
      <text:p text:style-name="P68">Mit add_template(<text:span text:style-name="T103">name</text:span>) fügt man Templates hinzu. Sie werden in der gleichen Reihenfolge <text:soft-page-break/>gerendert wie in der sie hinzugefügt wurden. <text:span text:style-name="T103">Die Dateien werden relativ zum Ordner /templates gesucht. Gibt man also nur einen Dateinamen an, wird die Datei in /templates gesucht. Unterordner sind möglich, müssen dann auch mit angegeben werden.</text:span></text:p>
      <text:p text:style-name="P69">Will man Templates in einer anderen Reihenfolge hinzufügen, als in der sie gerendert werden sollen, muss die set_template(pos, name) Methode genutzt werden. Ihr erster Parameter gibt die Position an, an der das Template gerendert werden soll. Die Zahlen müssen nicht fort<text:span text:style-name="T104">lauf</text:span>end sein.</text:p>
      <text:p text:style-name="P69">Mit set_value(key, value) kann man beliebige Werte an die Templates übergeben. Im Template kann auf sie mit der get_value(key) Methode wieder zugegriffen werden.</text:p>
      <text:p text:style-name="P70">Der MIME-Type der Response ist standardmäßig MIME_TYPE_HTML. Er kann durch <text:span text:style-name="T112">den A</text:span>ufruf der Methode</text:p>
      <text:p text:style-name="P84"><text:span text:style-name="T40"><text:tab/></text:span><text:span text:style-name="T10">$this-&gt;set_mime_type(MIME_TYPE_JPG);</text:span></text:p>
      <text:p text:style-name="P70">geändert werden. Der <text:s/>MIME-Type aus dem Beispiel macht natürlich in Kombination mit Templating wenig Sinn.</text:p>
      <text:h text:style-name="P170" text:outline-level="3"><text:bookmark-start text:name="__RefHeading__1995_436870274"/>Ausgabe von JSON Strings<text:bookmark-end text:name="__RefHeading__1995_436870274"/></text:h>
      <text:p text:style-name="P97"><text:span text:style-name="T10">In REST APIs und AJAX Endpunkten ist die Ausgabe mit </text:span><text:span text:style-name="T40">Hilfe</text:span><text:span text:style-name="T10"> von Templates nicht sinnvoll. Hierfür sieht LibCMVC die Methode</text:span></text:p>
      <text:p text:style-name="P82"><text:span text:style-name="T105"><text:tab/></text:span><text:span text:style-name="T10">$this-&gt;json_response($obj);</text:span></text:p>
      <text:p text:style-name="P97">vor. Das übergebene Objekt wird in einen JSON-String serialisiert und <text:span text:style-name="T111">mit dem MIME-Type MIME_TYPE_JSON </text:span>ausgegeben. Sobald diese Methode in einem Controller aufgerufen wurde, ist die Ausgabe via Templating deaktiviert. Sie kann jedoch mit folgendem Aufruf wieder reaktiviert werden:</text:p>
      <text:p text:style-name="P19"><text:tab/>$this-&gt;get_view()-&gt;clear();</text:p>
      <text:p text:style-name="P9"/>
      <text:p text:style-name="P64">Die clear() Methode der Klasse View setzt das gesamte View-Objekt zurück. Alle übergebenen Templates, Werte und Aktivierungen sind danach wieder vergessen.</text:p>
      <text:h text:style-name="P170" text:outline-level="3"><text:bookmark-start text:name="__RefHeading__1997_436870274"/>Ausgabe von Binären Daten<text:bookmark-end text:name="__RefHeading__1997_436870274"/></text:h>
      <text:p text:style-name="P70">Zur Ausgabe von Binären Daten wie z.B. dynamisch berechneten Bildern steht eine weitere Methode zur Verfügung:</text:p>
      <text:p text:style-name="P25"><text:tab/>$this-&gt;binary_response($obj);</text:p>
      <text:p text:style-name="P83"/>
      <text:p text:style-name="P70">Sie gibt den Inhalt der ihr übergebenen Variable unverändert aus und setzt den MIME-Type der Response auf MIME_TYPE_OCTET_STREAM. Sollte ein anderer MIME-Type gewünscht sein, kann dieser als zweiter Parameter übergeben werden.</text:p>
      <text:h text:style-name="P170" text:outline-level="3"><text:bookmark-start text:name="__RefHeading__1999_436870274"/>Durchreichen des Outputs von Components<text:bookmark-end text:name="__RefHeading__1999_436870274"/></text:h>
      <text:p text:style-name="P71">Die bereits erwähnte Methode</text:p>
      <text:p text:style-name="P20"><text:tab/>$this-&gt;component_response();</text:p>
      <text:p text:style-name="P10"/>
      <text:p text:style-name="P65">sorgt dafür, dass die Ausgabe der zuvor ausgeführten Component ausgegeben und deren MIME-<text:soft-page-break/>Type durchgereicht wird.</text:p>
      <text:h text:style-name="Heading_20_2" text:outline-level="2"><text:bookmark-start text:name="__RefHeading__1061_1919830153"/>Components<text:bookmark-end text:name="__RefHeading__1061_1919830153"/></text:h>
      <text:p text:style-name="P109">Components unterscheiden sich nicht sehr von Controllern. <text:span text:style-name="T119">Alle Components müssen von CMVCComponent ableiten, das seinerseits von CMVCController abgeleitet ist. So bieten s</text:span>ie alle Funktionalitäten von Controllern und bringen noch ein paar Extras mit:</text:p>
      <text:p text:style-name="P120">Jede Component muss die abstrakte Methode get_component_id() überschreiben und in ihr die Component ID als String zurückgeben.</text:p>
      <text:p text:style-name="P110">Desweiteren gibt es noch ein Konstrukt namens base_param. Dieser ermöglicht es Components zu schreiben und sie einfach auf unterschiedlichen Positionen, was die Pfad-Tiefe der URL anbelangt, zu betreiben. Ein Beispiel:</text:p>
      <text:p text:style-name="P110">Eine Component wird 2x im Projekt verwendet, einmal direkt unterhalb eines Controllers und ein weiteres Mal unterhalb einer anderen Component (man kann sie beliebig tief verschachteln!). Damit man beide Male mit dem gleichen Aufruf auf URL-Pfad-Teile zugreifen kann, müssen diese „verschoben“ werden:</text:p>
      <text:p text:style-name="P79"><text:tab/>http://libcmvc.de/app/ajaxep/user/<text:span text:style-name="T120">demo/</text:span>wert</text:p>
      <text:p text:style-name="P79"><text:tab/>http://libcmvc.de/app/ajaxep/groups/23/demo/wert</text:p>
      <text:p text:style-name="P111">Unsere Beispiel-Component muss auf den Wert „wert“ zugreifen. Dieser befindet sich im ersten Beispiel in der Variable param2 und im zweiten Beispiel in der Variable param3. Die Beispiel-Component greift über die Methode</text:p>
      <text:p text:style-name="P80"><text:span text:style-name="T109"><text:tab/></text:span><text:span text:style-name="T39">$this-&gt;param(1);</text:span></text:p>
      <text:p text:style-name="P111">auf die Variable zu, davon ausgehend, dass param0 für den dispatch mit ihrer eigenen ID im übergeordneten Controller/Component verwendet wurde. Dazu m<text:span text:style-name="T121">u</text:span>ss der übergeordnete Controller/Component ihr den richtigen base_param setzen. <text:span text:style-name="T122">Im ersten Beispiel müsste der base_param auf 1, im zweiten auf 2 gesetzt werden. </text:span>Der Wert des base_params wird zum übergebenen <text:span text:style-name="T121">Parameter</text:span> der Methode param() addiert und ergibt <text:span text:style-name="T121">so </text:span>d<text:span text:style-name="T121">en</text:span> endgültige<text:span text:style-name="T121">n</text:span> Variable<text:span text:style-name="T121">nnamen, deren Inhalt dann von der Methode param() zurückgeliefert wird</text:span>.</text:p>
      <text:p text:style-name="P112">Der base_param kann entweder dem Konstruktor der Component übergeben werden oder über die Methode set_base_param() gesetzt werden.</text:p>
      <text:h text:style-name="Heading_20_2" text:outline-level="2"><text:bookmark-start text:name="__RefHeading__454_1919830153"/>Templating<text:bookmark-end text:name="__RefHeading__454_1919830153"/></text:h>
      <text:p text:style-name="P115">Als Templating-Sprache wird PHP selbst verwendet. Es wurde bewusst keine neue Sprach<text:span text:style-name="T136">e</text:span> für das Templating eingeführt, da PHP selbst eine Templating-Sprache ist und der Umweg über eine neue/andere Templating-Sprache zu lasten der Performanz ginge und mehr Lernaufwand für den Programmierer bedeutet. Statt dessen wurde <text:span text:style-name="T137">eine Reihe von</text:span> Best Practice<text:span text:style-name="T123">s</text:span> eingeführt:</text:p>
      <text:p text:style-name="P115"><text:span text:style-name="T123">- K</text:span>eine mehrzeiligen PHP-Tags in Templates zu verwenden. Sollten doch mehrere Zeilen Templating-Logik aufeinander folgen, wird jede von eigenen PHP-Tags umschlossen.</text:p>
      <text:p text:style-name="P115">- Werden Werte ausgegeben, kommt das kurzform-Tag &lt;?= <text:s/>?&gt; statt echo() zum Einsatz.</text:p>
      <text:p text:style-name="P115"><text:soft-page-break/>- <text:span text:style-name="T123">Man sollte sich in Templates auf Schleifen-Logik, bedingte Ausführung/Ausgabe und die Methoden, die die View-Klasse bereit stellt, beschränken. Der Rest ist HTML/Javascript.</text:span></text:p>
      <text:p text:style-name="P114">Alle Templates werden im Kontext der View-Klasse ausgeführt. <text:span text:style-name="T124">Dabei sind folgende drei Methoden von besonderer Bedeutung:</text:span></text:p>
      <text:p text:style-name="P11"><text:span text:style-name="T67"><text:tab/>&lt;?=</text:span><text:span text:style-name="T11"> $this-&gt;component(</text:span><text:span text:style-name="T47">"cartcomponent"</text:span><text:span text:style-name="T11">) </text:span><text:span text:style-name="T67">?&gt;</text:span></text:p>
      <text:p text:style-name="P18"/>
      <text:p text:style-name="P129"><text:span text:style-name="T67"><text:tab/>&lt;?=</text:span><text:span text:style-name="T11"> $this-&gt;get_value(</text:span><text:span text:style-name="T47">"key"</text:span><text:span text:style-name="T11">) </text:span><text:span text:style-name="T67">?&gt;</text:span></text:p>
      <text:p text:style-name="P144"/>
      <text:p text:style-name="P129"><text:span text:style-name="T67"><text:tab/>&lt;?php</text:span><text:span text:style-name="T11"> </text:span><text:span text:style-name="T57">if </text:span><text:span text:style-name="T11">($this-&gt;is_active(</text:span><text:span text:style-name="T47">"part"</text:span><text:span text:style-name="T11">)) { </text:span><text:span text:style-name="T67">?&gt;</text:span></text:p>
      <text:p text:style-name="P129"><text:span text:style-name="T67"><text:tab/><text:tab/></text:span><text:span text:style-name="T125">&lt;</text:span><text:span text:style-name="T126">div</text:span><text:span text:style-name="T125">&gt;</text:span><text:span text:style-name="T14">Beispiel</text:span><text:span text:style-name="T125">&lt;/</text:span><text:span text:style-name="T126">div</text:span><text:span text:style-name="T125">&gt;</text:span></text:p>
      <text:p text:style-name="P129"><text:span text:style-name="T67"><text:tab/>&lt;?php</text:span><text:span text:style-name="T11"> } </text:span><text:span text:style-name="T67">?&gt;</text:span></text:p>
      <text:p text:style-name="P144"/>
      <text:p text:style-name="P144"/>
      <text:p text:style-name="P116">Die Bedeutung der component() Methode wurde bereits im Kapitel <text:bookmark-ref text:reference-format="text" text:ref-name="__RefHeading__452_1919830153">Controller</text:bookmark-ref> erleutert, ebenso wie die Methode get_value() im Kapitel <text:bookmark-ref text:reference-format="text" text:ref-name="__RefHeading__1588_436870274">Ausgabe via Template</text:bookmark-ref>. is_active() ist das Gegenstück zu activate(), was ebenfalls bereits im Kapitel <text:bookmark-ref text:reference-format="text" text:ref-name="__RefHeading__1588_436870274">Ausgabe via Template</text:bookmark-ref> erwähnt wurde. In obigem Beispiel wird das DIV mit dem Inhalt „Beispiel“ nur dann ausgegeben, wenn im zugehörigen Controller oder Component <text:span text:style-name="T127">folgender Aufruf gemacht wurde:</text:span></text:p>
      <text:p text:style-name="P14"><text:span text:style-name="T11"><text:tab/>$this-&gt;get_view()-&gt;activate(</text:span><text:span text:style-name="T47">"part"</text:span><text:span text:style-name="T11">);</text:span></text:p>
      <text:p text:style-name="P21"/>
      <text:p text:style-name="P26">Man sollte unbedingt darauf achten, dass <text:span text:style-name="T128">alle Werte vom Controller an das View übergeben werden und nie aus Templates heraus Daten nachladen, die nicht vom Controller übergeben wurden. Andernfalls kann es zu problemen beim Caching kommen, da es mögliche Veränderungen nicht bemerkt. Das Caching serialisiert das View Objekt und bildet einen Hash darüber um bereits gerenderte Objekte im Cache zu lokalisieren.</text:span></text:p>
      <text:h text:style-name="Heading_20_2" text:outline-level="2"><text:bookmark-start text:name="__RefHeading__456_1919830153"/>Linkerzeugung<text:bookmark-end text:name="__RefHeading__456_1919830153"/></text:h>
      <text:p text:style-name="P117">Zur Linkerzeugung steht die globale funktion lnk() zur Verfügung, in Views kann man auch </text:p>
      <text:p text:style-name="P81"><text:tab/>$this-&gt;lnk(<text:span text:style-name="T128">)</text:span></text:p>
      <text:p text:style-name="P118">verwenden. <text:span text:style-name="T132">Beide Funktionen haben folgende Vier optionalen Parameter:</text:span></text:p>
      <text:p text:style-name="P15"><text:span text:style-name="T57"><text:tab/>function </text:span><text:span text:style-name="T11">lnk($action = </text:span><text:span text:style-name="T57">null</text:span><text:span text:style-name="T11">, $</text:span><text:span text:style-name="T28">param0</text:span><text:span text:style-name="T11"> = </text:span><text:span text:style-name="T57">null</text:span><text:span text:style-name="T11">, $urltail = </text:span><text:span text:style-name="T47">""</text:span><text:span text:style-name="T11">, $lang = </text:span><text:span text:style-name="T57">null</text:span><text:span text:style-name="T11">);</text:span></text:p>
      <text:p text:style-name="P22"/>
      <text:p text:style-name="P119">Die beiden Variablen $action und $param0 wählen intern die entsprechende LinkProperty aus einem der beiden Array aus, die man im ApplicationMapper definiert hat. Muss eine längere URL generiert werden als die jeweilige LinkProperty liefert, übergibt man den String in $urltail. Die Variable $lang wird benötigt, wenn die Anwendung mehrsprachig implementiert ist und das „/app“ <text:span text:style-name="T133">am</text:span> <text:span text:style-name="T133">Anfang</text:span> des Pfades der URL durch Landeskürzel ersetzt wurde. In dem Fall wird diese Variable zur Auswahl der ersten Array-Dimension der mapping-Arrays verwendet.</text:p>
      <text:h text:style-name="Heading_20_2" text:outline-level="2"><text:bookmark-start text:name="__RefHeading__524_1919830153"/>Umleitungen<text:bookmark-end text:name="__RefHeading__524_1919830153"/></text:h>
      <text:p text:style-name="P121">Umleitungen werden in LibCMVC mit RedirectException(s) realisiert. <text:span text:style-name="T129">Es gibt zwei verschiedene Typen von Umleitungen: interne und externe. Dazu können dem Konstruktor der RedirectException bis zu drei Parameter übergeben werden, in denen 1. das Ziel (die action für interne, eine URL für externe Redirects), 2. der HTTP-Code (für externe Redirects standardmäßig 302, für interne ohne Funktion) und 3. ein Bool Wert (true für interne, false für externe Weiterleitungen), angegeben werden.</text:span></text:p>
      <text:h text:style-name="P170" text:outline-level="3"><text:bookmark-start text:name="__RefHeading__2294_1909510920"/><text:soft-page-break/>Interne Umleitungen<text:bookmark-end text:name="__RefHeading__2294_1909510920"/></text:h>
      <text:p text:style-name="P72">Interne Umleitungen übergeben die Kontrolle an einen anderen Controller. Da jeder Controller über sein eigenes View-Objekt verfügt, wird alle bis zu dem Zeitpunkt bereits an das View übergebene Information verworfen, so dass der neue Controller an den umgeleitet wurde, sauber starten kann.</text:p>
      <text:p text:style-name="P122"><text:span text:style-name="T10">Diese Art der Umleitung bietet den Vorteil, dass der </text:span><text:span text:style-name="T43">Browser</text:span><text:span text:style-name="T10"> des Nutzers keine erneute Anfrage an die Anwendung schicken muss, der Client bekommt von der Umleitung nichts mit. Der Nachteil besteht darin, dass der neue Controller mit den Request-Daten des alten Controllers umgehen muss, dafür aber eigentlich nicht geschaffen wurde.</text:span></text:p>
      <text:h text:style-name="P170" text:outline-level="3"><text:bookmark-start text:name="__RefHeading__2296_1909510920"/>Externe Umleitungen<text:bookmark-end text:name="__RefHeading__2296_1909510920"/></text:h>
      <text:p text:style-name="P122"><text:span text:style-name="T10">Externe Umleitungen senden standardmäßig eine 302-Response (Temporary Redirect) an den Client und fordern ihn so dazu auf einen erneuten Request an die Anwendu</text:span><text:span text:style-name="T43">n</text:span><text:span text:style-name="T10">g zu senden, </text:span><text:span text:style-name="T43">durch den dann der Ziel-Controller aufgerufen wird</text:span><text:span text:style-name="T10">.</text:span></text:p>
      <text:h text:style-name="Heading_20_2" text:outline-level="2"><text:bookmark-start text:name="__RefHeading__2298_1909510920"/>Zugriffsberechtigungen<text:bookmark-end text:name="__RefHeading__2298_1909510920"/></text:h>
      <text:p text:style-name="P123">Standardmäßig wählt die action Variable aus, welcher Controller angesteuert wird. Man kann jedoch einen zusätzlichen Controller definieren, der bei jedem Request ausgeführt wird, bevor zu dem Controller gesprungen wird, der durch den Request <text:span text:style-name="T134">angefordert</text:span> wurde. Dieser Controller muss in index.php mit dem Aufruf der ActionDispatcher-Methode set_control() festgelegt werden.</text:p>
      <text:p text:style-name="P123">Dieser Controller hat dann die Möglichkeit bei jedem Request zu validieren, ob der jeweilige Client die <text:span text:style-name="T130">Berechtigung</text:span> <text:span text:style-name="T130">besitzt</text:span> auf die Teile der Anwendung zuzugreifen, die im Request angegeben sind. Sollte das nicht der Fall sein, kann mit einer RedirectException korrigierend eingegriffen werden und der Zugriff so blockiert werden.</text:p>
      <text:h text:style-name="Heading_20_2" text:outline-level="2"><text:bookmark-start text:name="__RefHeading__462_1919830153"/>ORM<text:bookmark-end text:name="__RefHeading__462_1919830153"/></text:h>
      <text:p text:style-name="P45">Bei ORMs gibt es zwei Herangehensweisen, wie die Zusammenarbeit mit der Datenbank bzw. ihre Erstellung von statten geht. Bei Laravel z.B. wird die Struktur der Datenbank vom ORM verwaltet. LibCMVC geht den anderen Weg, wie er z.B auch vom YII Framework beschritten wird: Das ORM „lernt“ von der Datenbank selber die Struktur. Beide Herangehensweisen haben ihre Vor- und Nachteile, letztere spielt aber besser <text:span text:style-name="T72">mit der Anforderung zusammen, mit so wenig Code wie möglich zum Ziel zu kommen.</text:span></text:p>
      <text:p text:style-name="P46">Es wird empfohlen, Die Datenbankstruktur in der MySQL Workbench oder einem vergleichbaren Programm zu erstellen. Die Workbench bietet den voreilt, dass man das Datenbankschema grafisch erstellen kann und mit wenigen Klicks die Änderungen auch in bestehende, bereits mit Daten gefüllte Datenbanken, einbringen kann. So hat man Migrationen von unterschiedlichen Datenbankschema-Versionen unter manueller Kontrolle und den Vorteil, dass man immer eine übersichtliche Grafik des Datenbankschemas beim programmieren zur Hand hat.</text:p>
      <text:p text:style-name="P46">Gerade Einsteigern kommt diese Herangehensweise zu gute, da sie nicht erst lernen müssen, wie sie die Datenbank auf dem Umweg über das Framework unter ihre Kontrolle bringen. Statt dessen wird die Datenbank mit ihrer eigenen IDE entworfen und die Anwendung mit der PHP-IDE der Wahl.</text:p>
      <text:p text:style-name="P47"><text:soft-page-break/>Um sich in den Controllern und Components zusätzliche Methodenaufrufe zu sparen, die festlegen, auf welcher Tabelle ein DbObject arbeiten soll, wird empfohlen, zu jeder Tabelle bzw. View der Datenbank eine PHP-Klasse gleichen Namens zu erstellen. Existiert z.B. eine Tabelle namens „user“, legt man <text:span text:style-name="T143">einfach eine leere</text:span> Klasse <text:span text:style-name="T143">gleichen namens </text:span>in /application/dba an:</text:p>
      <text:p text:style-name="P16"><text:tab/>&lt;?php</text:p>
      <text:p text:style-name="P129"><text:span text:style-name="T57"><text:tab/>if </text:span><text:span text:style-name="T11">(file_exists(</text:span><text:span text:style-name="T47">'../../include/libcompactmvc.php'</text:span><text:span text:style-name="T11">))</text:span></text:p>
      <text:p text:style-name="P129"><text:span text:style-name="T11"><text:tab/><text:tab/></text:span><text:span text:style-name="T57">include_once </text:span><text:span text:style-name="T11">(</text:span><text:span text:style-name="T47">'../../include/libcompactmvc.php'</text:span><text:span text:style-name="T11">);</text:span></text:p>
      <text:p text:style-name="P138"><text:tab/>LIBCOMPACTMVC_ENTRY;</text:p>
      <text:p text:style-name="P137"><text:tab/></text:p>
      <text:p text:style-name="P143"><text:tab/>/**</text:p>
      <text:p text:style-name="P143"><text:tab/> * user.php</text:p>
      <text:p text:style-name="P143"><text:tab/> *</text:p>
      <text:p text:style-name="P129"><text:span text:style-name="T74"><text:tab/> * </text:span><text:span text:style-name="T76">@author</text:span><text:span text:style-name="T74"> Botho Hohbaum &lt;bhohbaum@googlemail.com&gt;</text:span></text:p>
      <text:p text:style-name="P129"><text:span text:style-name="T74"><text:tab/> * </text:span><text:span text:style-name="T76">@package</text:span><text:span text:style-name="T74"> Siemens CMS</text:span></text:p>
      <text:p text:style-name="P129"><text:span text:style-name="T74"><text:tab/> * </text:span><text:span text:style-name="T76">@copyright</text:span><text:span text:style-name="T74"> Copyright (c) Media Impression Unit 08</text:span></text:p>
      <text:p text:style-name="P129"><text:span text:style-name="T74"><text:tab/> * </text:span><text:span text:style-name="T76">@license</text:span><text:span text:style-name="T74"> BSD License (see LICENSE file in root directory)</text:span></text:p>
      <text:p text:style-name="P129"><text:span text:style-name="T74"><text:tab/> * </text:span><text:span text:style-name="T76">@link</text:span><text:span text:style-name="T74"> http://www.miu08.de</text:span></text:p>
      <text:p text:style-name="P143"><text:tab/> */</text:p>
      <text:p text:style-name="P5"><text:span text:style-name="T57"><text:tab/>class </text:span><text:span text:style-name="T11">user </text:span><text:span text:style-name="T57">extends </text:span><text:span text:style-name="T11">DbObject {</text:span></text:p>
      <text:p text:style-name="P129"><text:span text:style-name="T102"><text:tab/></text:span></text:p>
      <text:p text:style-name="P138"><text:tab/>}</text:p>
      <text:p text:style-name="P47"/>
      <text:p text:style-name="P152">In den DTO Klassen stehen drei Methoden zur Verfügung, die dafür vorgesehen sind, überschrieben zu werden:</text:p>
      <text:p text:style-name="P48">init()</text:p>
      <text:p text:style-name="P154"><text:tab/><text:span text:style-name="T143">Diese Methode wird vom parent Constructor aufgerufen und dient der Initialisierung des <text:tab/>Objektes. Soll das Objekt auf einer Tabelle arbeiten, die anders als die Klasse bezeichnet ist, <text:tab/>sollte diese Methode überschrieben werden und darin mit einem Aufruf von $this-&gt;table() <text:tab/>der abweichende Tabellenname gesetzt werden. Davon wird allerdings dringend abgeraten. <text:tab/>Sollten andere Initialisierungen benötigt werden, können sie ebenso in der init() Methode <text:tab/>vorgenommen werden, dabei muss aber darauf geachtet werden, dass die parent-Methode <text:tab/>aufgerufen wird oder ein manueller Aufruf von $this-&gt;table() den zu verwendenden <text:tab/>Tabellennamen festlegt. Generell sollte man sich angewöhnen, überschriebene Methoden <text:tab/>aufzurufen, siehe </text:span><text:span text:style-name="T143"><text:bookmark-ref text:reference-format="text" text:ref-name="__RefHeading__588_1919830153">Funktionsheader</text:bookmark-ref></text:span><text:span text:style-name="T143">.</text:span></text:p>
      <text:p text:style-name="P48">on_after_load()</text:p>
      <text:p text:style-name="P48"><text:tab/>Wird aufgerufen, nachdem der entsprechende Datensatz aus der Datenbank in das Objekt <text:tab/>geladen wurde. Hier kann zusätzliche Logik untergebracht werden, z.B. wenn gewisse <text:tab/>Felder abhängig von Informationen aus anderen Tabellen besondere Inhalte erhalten sollen. <text:tab/><text:span text:style-name="T145">Dadurch lassen sich z.B. Werte überschreiben oder auch zusätzliche Felder anlegen, die in <text:tab/>der zugrunde liegenden Tabelle gar nicht existieren.</text:span></text:p>
      <text:p text:style-name="P48">on_before_save()</text:p>
      <text:p text:style-name="P48"><text:tab/>Ist das Gegenstück zu on_after_load(): Sie wird als erstes ausgeführt wenn auf einem <text:tab/>DbObject die save() Methode ausgeführt wird, bevor der Inhalt des Objekes in die <text:tab/><text:tab/>Datenbank gespeichert wird. <text:span text:style-name="T144">Dies wird z.B. benötigt, um künstliche Werte, die durch Logik <text:tab/>in der on_after_load() Methode eingeblendet wurden, wieder auf die ihnen zugehörigen <text:tab/>Tabellen zu verteilen.</text:span></text:p>
      <text:h text:style-name="P172" text:outline-level="3"><text:bookmark-start text:name="__RefHeading__991_1919830153"/><text:soft-page-break/>Datenbankschema<text:bookmark-end text:name="__RefHeading__991_1919830153"/></text:h>
      <text:p text:style-name="P52">WICHTIG!!!</text:p>
      <text:p text:style-name="P52">Damit das ORM Datensätze eindeutig identifizieren kann, ist es wichtig, dass in der Datenbank keine zusammengesetzten Primärschlüssel existieren und jede Tabelle muss einen Primärschlüssel haben. Dies gilt vor allem beim Erstellen von Verbindungstabellen bei n:m Beziehungen. Diese erhalten per default einen zusammengesetzten Primärschlüssel aus den beiden Fremdschlüsseln. Diesen Tabellen muss ein <text:span text:style-name="T82">a</text:span>utoincrement-Feld als Primärschlüssel hinzugefügt werden, der UNIQUE-Index auf den beiden anderen Spalten sollte natürlich bestehen bleiben.</text:p>
      <text:h text:style-name="P172" text:outline-level="3"><text:bookmark-start text:name="__RefHeading__830_1919830153"/>Arbeiten im Controller mit dem ORM<text:bookmark-end text:name="__RefHeading__830_1919830153"/></text:h>
      <text:p text:style-name="P48">Im Controller <text:span text:style-name="T77">unterscheiden sich zwei grundlegende Formen des Zugriffes auf das ORM. Sie unterscheiden sich durch die Antwort auf die Frage: Wird ein einzelner Datensatz gebraucht, oder mehrere (ein Array)?</text:span></text:p>
      <text:p text:style-name="P49">Um einen einzelnen Datensatz aus der Datenbank zu laden, <text:span text:style-name="T144">instanziiert</text:span> man ein Objekt der entsprechenden Klasse und übergibt der by() Methode ein Array mit den benötigten Constraints:</text:p>
      <text:p text:style-name="P6"><text:span text:style-name="T11"><text:tab/>$user = </text:span><text:span text:style-name="T57">new </text:span><text:span text:style-name="T11">user();</text:span></text:p>
      <text:p text:style-name="P129"><text:span text:style-name="T11"><text:tab/>$user-&gt;by(</text:span><text:span text:style-name="T57">array</text:span><text:span text:style-name="T11">(</text:span></text:p>
      <text:p text:style-name="P129"><text:span text:style-name="T11"><text:tab/><text:tab/></text:span><text:span text:style-name="T47">"name" </text:span><text:span text:style-name="T11">=&gt; $this-&gt;</text:span><text:span text:style-name="T47">user</text:span></text:p>
      <text:p text:style-name="P138"><text:tab/>));</text:p>
      <text:p text:style-name="P138"/>
      <text:p text:style-name="P49">In obigem Beispiel <text:span text:style-name="T78">wird ein user Datensatz geladen, dessen Feld „name“ gleich dem Inhalt der variable „user“ ist, welche im Request gesendet wurde. Alle Elemente des Constraint Arrays werden mit AND verknüpft.</text:span></text:p>
      <text:p text:style-name="P50">Es ist darauf zu achten, dass durch das Constraint auch wirklich nur ein Datensatz geladen wird, <text:span text:style-name="T79">andernfalls wird eine MultipeResultsException geworfen.</text:span></text:p>
      <text:p text:style-name="P51">Wenn man m<text:span text:style-name="T106">ehrere Datensätze aus einer Tabelle laden muss, muss man die </text:span><text:span text:style-name="T110">all() oder die all_</text:span><text:span text:style-name="T106">by() Methode von DbAccess benutzen. </text:span><text:span text:style-name="T110">Da DbObject von DbAccess abgeleitet ist, stehen diese Methoden auch allen DTOs zur verfügung</text:span><text:span text:style-name="T106">. Folgender Aufruf lädt alle Datensätze aus der user Tabelle:</text:span></text:p>
      <text:p text:style-name="P148"><text:span text:style-name="T17"><text:tab/></text:span><text:span text:style-name="T11">$users = (</text:span><text:span text:style-name="T58">new </text:span><text:span text:style-name="T29">user()</text:span><text:span text:style-name="T11">)-&gt;</text:span><text:span text:style-name="T30">all</text:span><text:span text:style-name="T11">();</text:span></text:p>
      <text:p text:style-name="P12"/>
      <text:p text:style-name="P160">Als Ergebnis herhält man ein Array aus user-Objekten. <text:span text:style-name="T146">Auch hier gibt es die möglichkeit die Ergebnismenge zu beschränken, analog zur by() Methode steht hier all_by() zur verfügung:</text:span></text:p>
      <text:p text:style-name="P150"><text:span text:style-name="T23"><text:tab/></text:span><text:span text:style-name="T20">$users = (</text:span><text:span text:style-name="T61">new </text:span><text:span text:style-name="T24">user()</text:span><text:span text:style-name="T20">)-&gt;</text:span><text:span text:style-name="T25">all_by</text:span><text:span text:style-name="T20">(</text:span><text:span text:style-name="T60">array</text:span><text:span text:style-name="T20">(</text:span><text:span text:style-name="T47">"</text:span><text:span text:style-name="T54">name</text:span><text:span text:style-name="T47">" </text:span><text:span text:style-name="T11">=&gt; $this-&gt;</text:span><text:span text:style-name="T53">param1</text:span><text:span text:style-name="T20">));</text:span></text:p>
      <text:p text:style-name="P149"/>
      <text:p text:style-name="P161">Mit diesem Aufruf kann man alle Benutzer gleichen namens aus der Tabelle laden. Das Ergebnis ist wieder ein Array aus user-Objekten.</text:p>
      <text:h text:style-name="P173" text:outline-level="3"><text:bookmark-start text:name="__RefHeading__832_1919830153"/>Automatische Fremdschlüssel-Auflösung<text:bookmark-end text:name="__RefHeading__832_1919830153"/></text:h>
      <text:p text:style-name="P98">Fremdschlüsselfelder werden beim lesenden Zugriff automatisch zum referenzierten Datensatz aufgelöst. Angenommen die user-Tabelle hat einen Fremdschlüssel namens „type_id“ <text:span text:style-name="T142">welcher </text:span>auf eine Tabelle namens „type“ <text:span text:style-name="T142">verweist </text:span>und man hat das user-Objekt bereits geladen, <text:span text:style-name="T142">dann </text:span>kann man direkt auf die Felder des type Objektes zugreifen (in diesem Beispiel auf das Feld „type.name“):</text:p>
      <text:p text:style-name="P94"><text:soft-page-break/><text:span text:style-name="T80"><text:tab/></text:span><text:span text:style-name="T11">$user-&gt;type_id-&gt;name</text:span></text:p>
      <text:p text:style-name="P98">Im schreibenden Zugriff enthält type_id die id, so wie sie in dem user-Datensatz in der Datenbank steht. Möchte man also den user-Datensatz modifizieren, dass er auf einen anderen type-Datensatz zeigt, muss dessen id zugewiesen werden:</text:p>
      <text:p text:style-name="P158"><text:span text:style-name="T138"><text:tab/></text:span><text:span text:style-name="T15">$user-&gt;</text:span><text:span text:style-name="T50">type_id</text:span><text:span text:style-name="T15"> = 19; <text:s/></text:span><text:span text:style-name="T81">// neue id</text:span></text:p>
      <text:p text:style-name="P155">Manchmal ist diese automatische Fremdschlüssel-Auflösung nicht gewünscht. Sie kann für jedes DTO einzeln an- und abgeschaltet werden. Hierzu gibt es zwei Methoden:</text:p>
      <text:p text:style-name="P155">fk_resolution(bool $enabled)</text:p>
      <text:p text:style-name="P155"><text:tab/>Jedes DTO stellt diese Methode public bereit. Sie schaltet für das jeweilige DTO die <text:tab/>Auflösung an bzw. aus.</text:p>
      <text:p text:style-name="P155">fk_resolution_enabled()</text:p>
      <text:p text:style-name="P155"><text:tab/>Mit dieser Methode kann man den aktuellen Status der Fremdschlüsselauflösung abfragen.</text:p>
      <text:p text:style-name="P156">Manchmal ergeben sich Verkettungen über mehrere Tabellen hinweg und man möchte z.B. auf 2. Ebene die Fremdschlüsselauflösung zur user-Tabelle unterbinden, da man den Passwort-Hash nicht veröffentlichen möchte.</text:p>
      <text:p text:style-name="P156">Beispiel: Ein<text:span text:style-name="T148">e Tabelle „test“</text:span> referenziert eine Tabelle „file“ und selbige referenziert <text:span text:style-name="T148">eine</text:span> Tabelle „user“. <text:span text:style-name="T148">Man möchte, dass alle Daten aus test und alle Daten aus file serialisiert werden, aber keine Daten aus user. Dann muss im file-DTO die Fremdschlüsselaulösung deaktiviert werden:</text:span></text:p>
      <text:p text:style-name="P151"><text:span text:style-name="T11"><text:tab/>$test-&gt;</text:span><text:span text:style-name="T47">file_id</text:span><text:span text:style-name="T11">-&gt;fk_resolution(</text:span><text:span text:style-name="T57">false</text:span><text:span text:style-name="T11">);</text:span></text:p>
      <text:p text:style-name="P157"/>
      <text:p text:style-name="P162">D<text:span text:style-name="T148">anach kann $test serialisiert werden, ohne dass der zugehörige user Datensatz mit enthalten ist. Das Feld $test-&gt;user_id wird dann nur noch die id, aber nicht den ganzen Datensatz enthalten.</text:span></text:p>
      <text:h text:style-name="P173" text:outline-level="3"><text:bookmark-start text:name="__RefHeading__993_1919830153"/>Datensätze speichern und löschen<text:bookmark-end text:name="__RefHeading__993_1919830153"/></text:h>
      <text:p text:style-name="P99">Jeder von DbObject abgeleitetes Objekt hat die beiden Methoden save() und delete() geerbt. Mit ihnen können am <text:span text:style-name="T147">Objekt</text:span> vorgenommene Änderungen wieder in die Datenbank geschrieben, beziehungsweise der ganze Datensatz gelöscht werden.</text:p>
      <text:h text:style-name="P173" text:outline-level="3"><text:bookmark-start text:name="__RefHeading__995_1919830153"/>Komplexere Custom-Queries<text:bookmark-end text:name="__RefHeading__995_1919830153"/></text:h>
      <text:p text:style-name="P100">Die bisher erwähnten Möglichkeiten mit der Datenbank zu arbeiten sind zwar recht minimalistisch, reichen aber für über 90% aller Anwendungsfälle. Manchmal braucht man es aber ein wenig komplexer. Für diesen Fall kann man entweder ein View erstellen, oder die Anwendung mit einer custom Query versehen. Die folgende Beispielfunktion würde man in der DBA_DEFAULT_CLASS <text:span text:style-name="T97">implementieren</text:span>:</text:p>
      <text:p text:style-name="P13"><text:span text:style-name="T11"><text:tab/></text:span><text:span text:style-name="T83">public </text:span><text:span text:style-name="T57">function </text:span><text:span text:style-name="T11">get_</text:span><text:span text:style-name="T26">user</text:span><text:span text:style-name="T11">_by_name($name, $obj = </text:span><text:span text:style-name="T57">false</text:span><text:span text:style-name="T11">) {</text:span></text:p>
      <text:p text:style-name="P142"><text:tab/><text:tab/>DLOG();</text:p>
      <text:p text:style-name="P136"><text:span text:style-name="T11"><text:tab/><text:tab/>$q = </text:span><text:span text:style-name="T47">"SELECT<text:tab/>*</text:span></text:p>
      <text:p text:style-name="P136"><text:span text:style-name="T47"><text:tab/><text:tab/><text:tab/>FROM<text:tab/></text:span><text:span text:style-name="T52">user</text:span></text:p>
      <text:p text:style-name="P136"><text:span text:style-name="T47"><text:tab/><text:tab/><text:tab/>WHERE<text:tab/>name LIKE '" </text:span><text:span text:style-name="T11">. $this-&gt;escape($name) . </text:span><text:span text:style-name="T47">"'"</text:span><text:span text:style-name="T11">;</text:span></text:p>
      <text:p text:style-name="P136"><text:span text:style-name="T11"><text:tab/><text:tab/></text:span><text:span text:style-name="T57">return </text:span><text:span text:style-name="T11">$this-&gt;run_query($q, </text:span><text:span text:style-name="T57">true</text:span><text:span text:style-name="T11">, $obj, </text:span><text:span text:style-name="T57">null</text:span><text:span text:style-name="T11">, TBL_</text:span><text:span text:style-name="T18">USER</text:span><text:span text:style-name="T11">);</text:span></text:p>
      <text:p text:style-name="P142"><text:tab/>}</text:p>
      <text:p text:style-name="P95"/>
      <text:p text:style-name="P101"><text:soft-page-break/>$this-&gt;escape() sollte beim Zusammenbauen des Query-Strings unbedingt zum Escapen von Benutzer-kontrolliertem Inhalt verwendet werden um SQL-Injections zu verhindern.</text:p>
      <text:p text:style-name="P102">$this-&gt;run_query() führt die Query aus und liefert das Ergebnis zurück. Die Parameter der Funktion sind in DbAccess genau erklärt.</text:p>
      <text:p text:style-name="P159">In den Controllern erhält man Zugriff auf die DBA_DEFAULT_CLASS und ihre Methoden über $this-&gt;get_db(). <text:span text:style-name="T85">Wird</text:span> <text:span text:style-name="T85">der Z</text:span>ugriff von anderen Klassen aus benötigt, <text:span text:style-name="T85">kann man auf das Objekt mit folgendem Aufruf zugreifen:</text:span></text:p>
      <text:p text:style-name="P96"><text:span text:style-name="T84"><text:tab/></text:span><text:span text:style-name="T11">DbAccess::get_instance(DBA_DEFAULT_CLASS)</text:span></text:p>
      <text:p text:style-name="P103">DBA_DEFAULT_CLASS muss in config.php als String definiert werden, der den Klassennamen der Standard-Datenbankzugriffs-Klasse wiedergibt. Üblicherweise liegt diese in /application/dba/dba.php und heißt DBA.</text:p>
      <text:h text:style-name="P164" text:outline-level="2"><text:bookmark-start text:name="__RefHeading__1091_1919830153"/>Codekonventionen<text:bookmark-end text:name="__RefHeading__1091_1919830153"/></text:h>
      <text:h text:style-name="P172" text:outline-level="3"><text:bookmark-start text:name="__RefHeading__496_1919830153"/>Dateiheader und -footer<text:bookmark-end text:name="__RefHeading__496_1919830153"/></text:h>
      <text:p text:style-name="P41">Jede Datei der Anwendung sollte folgenden Header haben:</text:p>
      <text:p text:style-name="P17"><text:tab/>&lt;?php</text:p>
      <text:p text:style-name="P129"><text:span text:style-name="T57"><text:tab/>if </text:span><text:span text:style-name="T11">(file_exists(</text:span><text:span text:style-name="T47">'../../include/libcompactmvc.php'</text:span><text:span text:style-name="T11">))</text:span></text:p>
      <text:p text:style-name="P129"><text:span text:style-name="T11"><text:tab/><text:tab/></text:span><text:span text:style-name="T57">include_once </text:span><text:span text:style-name="T11">(</text:span><text:span text:style-name="T47">'../../include/libcompactmvc.php'</text:span><text:span text:style-name="T11">);</text:span></text:p>
      <text:p text:style-name="P138"><text:tab/>LIBCOMPACTMVC_ENTRY;</text:p>
      <text:p text:style-name="P138"/>
      <text:p text:style-name="P41">Dabei ist darauf zu achten, dass der Pfad zur libcompactmvc.php angepasst werden muss, sollte sich die Datei auf einer anderen Verzeichnisebene befinden.</text:p>
      <text:p text:style-name="P41">Dieser Header sorgt dafür, dass die Datei nicht direkt aufgerufen werden kann. Statt dessen wird folgende Meldung ausgegeben:</text:p>
      <text:p text:style-name="P42"><text:tab/>Invalid entry point</text:p>
      <text:p text:style-name="P105">Für den Footer jeder Datei wird empfohlen, vom schließenden PHP-Tag </text:p>
      <text:p text:style-name="P106"><text:span text:style-name="T69"><text:tab/></text:span><text:span text:style-name="T68">?&gt;</text:span></text:p>
      <text:p text:style-name="P43"><text:span text:style-name="T106">abzusehen. </text:span><text:span text:style-name="T107">Es kann sonst sehr leicht passieren, dass versehentlich ein Whitespace dem schließenden Tag folgt. Dieses wird an jeden Output angehängt und kann so vor allem bei binärem Output zu Proble</text:span><text:span text:style-name="T71">men führen.</text:span></text:p>
      <text:h text:style-name="P172" text:outline-level="3"><text:bookmark-start text:name="__RefHeading__588_1919830153"/>Funktionsheader<text:bookmark-end text:name="__RefHeading__588_1919830153"/></text:h>
      <text:p text:style-name="P53">Zu Logging- und Debug-Zwecken wird empfohlen, bei allen neuen Methoden als erste Zeile ein</text:p>
      <text:p text:style-name="P56"><text:tab/>DLOG();</text:p>
      <text:p text:style-name="P54"><text:span text:style-name="T10">einzufügen. In der zweiten Zeile darunter sollte zunächst die überschriebene parent-Methode aufgerufen werden. Manchmal, in sehr seltenen Fällen, ist es sinnvoll die parent-Methode nur optional auszuführen, in den meisten Fällen </text:span><text:span text:style-name="T33">wird jedoch empfohlen</text:span><text:span text:style-name="T10"> dies einfach in allen Fällen gleich zu implementieren. Übergeordnete Klassen verlassen sich normalerweise darauf, </text:span><text:span text:style-name="T32">dass die Methoden, die sie implementieren, auch aufgerufen werden.</text:span></text:p>
      <text:h text:style-name="Heading_20_2" text:outline-level="2"><text:bookmark-start text:name="__RefHeading__498_1919830153"/><text:soft-page-break/>CLI<text:bookmark-end text:name="__RefHeading__498_1919830153"/></text:h>
      <text:p text:style-name="P73">Alle Funktionen einer mit LibCMVC erstellten Anwendung lassen sich auch über die Kommandozeile ansteuern. Neben den exec_* Methoden, die standardmäßig in Controllern/Components im CLI-Modus aufgerufen werden, können auch alle anderen Funktionen der <text:span text:style-name="T106">Anwendung über das Cli aufgerufen werden. Hierzu muss die Umgebungsvariable METHOD auf den zu emulierenden Request-Typ gesetzt werden. Ein Beispiel:</text:span></text:p>
      <text:p text:style-name="P87"><text:tab/>PHPSESSID=hhtntia6spfmdv79f2iob1ddk3 METHOD=get php index.php home</text:p>
      <text:p text:style-name="P104">Obiger Befehl lässt die Anwendung die gleiche Ausgabe zu STDOUT ausgeben, wie ein GET-Request auf die URL:</text:p>
      <text:p text:style-name="P104"><text:span text:style-name="T89"><text:tab/></text:span><text:span text:style-name="T34">B</text:span><text:span text:style-name="T15">ASE_URL . </text:span><text:span text:style-name="T50">"/app/home"</text:span></text:p>
      <text:p text:style-name="P104">mit dem zugehörigen Cookie für die selbe Session ID. Um weitere Variablen zu übergeben, kann man sie entsprechend im Environment setzen. Sie werden wie Query-String oder Post-Body Variablen den Controllern und Components übergeben. Der Pfad-Teile der URL müssen als <text:span text:style-name="T131">Parameter</text:span> übergeben werden. Dabei wird der erste Parameter als die action-Variable übergeben, der zweite als param0, der dritte als param1 usw...</text:p>
      <text:p text:style-name="P88">Ein Beispiel für einen über CLI simulierten AJAX-Request zum <text:span text:style-name="T91">einloggen</text:span> von Benutzern:</text:p>
      <text:p text:style-name="P74"><text:span text:style-name="T88">user=test pass=password </text:span>PHPSESSID=hhtntia6spfmdv79f2iob1ddk3 METHOD=<text:span text:style-name="T88">pos</text:span>t php index.php <text:span text:style-name="T88">ajaxep login</text:span></text:p>
      <text:p text:style-name="P88">… entspricht dem HTTP-Request:</text:p>
      <text:p text:style-name="P88">POST auf <text:span text:style-name="T92">(Domain beliebig gewählt, kein Unterschied zu HTTPS)</text:span>: </text:p>
      <text:p text:style-name="P88"><text:span text:style-name="T89"><text:tab/></text:span><text:span text:style-name="T90">http://libcmvc.de/app/ajaxep/login</text:span></text:p>
      <text:p text:style-name="P88">… mit diesem String im POST-Body:</text:p>
      <text:p text:style-name="P75"><text:tab/>user=test&amp;pass=password</text:p>
      <text:p text:style-name="Text_20_body">… <text:span text:style-name="T91">und passendem Cookie.</text:span></text:p>
      <text:h text:style-name="P171" text:outline-level="3"><text:bookmark-start text:name="__RefHeading__2426_436870274"/>Anwendung in eine ausführbare Datei packen<text:bookmark-end text:name="__RefHeading__2426_436870274"/></text:h>
      <text:p text:style-name="P107">Im Ordner /assets/scripts liegt die Datei compile-to-one-file. Es ist ein Perl-Skript, mit dem man die ganze erstellte Anwendung <text:span text:style-name="T115">in eine ausführbare Datei packen kann. Um diese auszuführen wird ein Perl- und ein PHP-Interpreter gebraucht.</text:span></text:p>
      <text:p text:style-name="P108">Dieses Vorgehen bietet sich an, wenn man keine Webanwendung erstellt hat, sondern eine CLI-Applikation. Für CLI-Applikationen ist es unpraktisch, wenn man immer erst in ein bestimmtes Verzeichnis wechseln muss um von dort aus Befehle ausführen zu können. Die Tatsache, dass man es mit einer größeren Sammlung von Dateien zu tun hat, führt nicht zur Verbesserung der Situation. An diesem Punkt hilft compile-to-one-file weiter. Man muss sich nur <text:span text:style-name="T117">noch </text:span>um eine Datei kümmern und <text:span text:style-name="T116">diese</text:span> kann von überall aus aufgerufen werden. <text:span text:style-name="T116">Das Aufrufschema ist unverändert, die eine Datei verhält sich wie die erstellte Anwendung bezüglich Parametern und Umgebungsvariablen.</text:span></text:p>
      <text:h text:style-name="P165" text:outline-level="2"><text:bookmark-start text:name="__RefHeading__518_1919830153"/>config.php<text:bookmark-end text:name="__RefHeading__518_1919830153"/></text:h>
      <text:p text:style-name="P124">Um die Installation der Webanwendung auf mehreren Hosts zu erleichtern, werden alle <text:soft-page-break/>Konfiguratio<text:span text:style-name="T135">nsoptionen in einer Datei verwaltet. Je nach Bedarf und persönlicher Vorliebe kann man hier entweder für jeden Host eine eigene Datei anlegen und bei der Installation entsprechend umbenennen, oder man verwaltet alle Konfigurationen in einer Datei und unterscheidet mit Hilfe der Funktion gethostname(), welche Optionen auf dem jeweiligen Host verwendet werden sollen. Die einzelnen Optionen sind in config.php selbst dokumentiert. </text:span></text:p>
      <text:p text:style-name="P125">Generell ist zu empfehlen, dass man beim programmieren einer Anwendung alle „Hart codierten“ Werte in config.php definiert. Dieses Vorgehen erleichtert das spätere Ändern dieser werte, als auch das Entwickeln im Team. In jedem Fall sollten aber Werte, die sich von Installation zu Installation ändern können, dort definiert werden.</text:p>
      <text:h text:style-name="P165" text:outline-level="2"/>
      <text:p text:style-name="Text_20_body"/>
      <text:h text:style-name="P174" text:outline-level="1"><text:bookmark-start text:name="__RefHeading__77_31712199"/>Library <text:span text:style-name="T2">Komponenten</text:span><text:bookmark-end text:name="__RefHeading__77_31712199"/></text:h>
      <text:h text:style-name="P166" text:outline-level="2"><text:bookmark-start text:name="__RefHeading__79_31712199"/>ApplePushNotification<text:bookmark-end text:name="__RefHeading__79_31712199"/></text:h>
      <text:p text:style-name="P28">Zum versenden von Apple-Push-Notifications.</text:p>
      <text:h text:style-name="P167" text:outline-level="2"><text:bookmark-start text:name="__RefHeading__81_31712199"/>CachedH<text:span text:style-name="T3">ttp</text:span>Request<text:bookmark-end text:name="__RefHeading__81_31712199"/></text:h>
      <text:p text:style-name="P28">Ein cachender HTTP Client. Als Cache wird Redis verwendet.</text:p>
      <text:h text:style-name="Heading_20_2" text:outline-level="2"><text:bookmark-start text:name="__RefHeading__83_31712199"/>Captcha<text:bookmark-end text:name="__RefHeading__83_31712199"/></text:h>
      <text:p text:style-name="P28">Klasse zum einfachen erstellen von einfachen Captchas.</text:p>
      <text:h text:style-name="Heading_20_2" text:outline-level="2"><text:bookmark-start text:name="__RefHeading__85_31712199"/>CenterMap<text:bookmark-end text:name="__RefHeading__85_31712199"/></text:h>
      <text:p text:style-name="P29">Dieser Klasse kann man eine Reihe von Map-Marker-Positionen übergeben und kriegt als Ergebnis den Mittelpunkt der Karte und die benötigte Zoomstufe, um alle Marker mit GoogleMaps darstellen zu können.</text:p>
      <text:h text:style-name="Heading_20_2" text:outline-level="2"><text:bookmark-start text:name="__RefHeading__87_31712199"/>CephAdapter<text:bookmark-end text:name="__RefHeading__87_31712199"/></text:h>
      <text:p text:style-name="P29">Eine Klasse zum arbeiten mit einem Ceph SAN. Siehe <text:a xlink:type="simple" xlink:href="http://docs.ceph.com/docs/master/radosgw" text:style-name="Internet_20_link" text:visited-style-name="Visited_20_Internet_20_Link">http://docs.ceph.com/docs/master/radosgw</text:a>.</text:p>
      <text:p text:style-name="P29">Der CephAdapter benötigt die Rados PHP-Extension. Er kann benutzt werden wie jede herkömmliche Cloud-Object-Storage.</text:p>
      <text:h text:style-name="P168" text:outline-level="2"><text:bookmark-start text:name="__RefHeading__2494_436870274"/>MySQL zu SQLite Konverter<text:bookmark-end text:name="__RefHeading__2494_436870274"/></text:h>
      <text:p text:style-name="P113">Im Ordner /assets/scripts liegt ein Bash-Skript zum Konvertieren von MySQL-Datenbanken zu SQLite. Dieser eignet sich besonders wenn das Framework für das Backend einer mobilen App eingesetzt wird, um die App offline-fähig zu machen.</text:p>
      <text:h text:style-name="Heading_20_2" text:outline-level="2"><text:bookmark-start text:name="__RefHeading__89_31712199"/>FIFOBuffer<text:bookmark-end text:name="__RefHeading__89_31712199"/></text:h>
      <text:p text:style-name="P30">Ein Redis-basierter FIFO Puffer. </text:p>
      <text:h text:style-name="Heading_20_2" text:outline-level="2"><text:bookmark-start text:name="__RefHeading__91_31712199"/>GoogleJWT<text:bookmark-end text:name="__RefHeading__91_31712199"/></text:h>
      <text:p text:style-name="P30">Eine Google-spezifische JSON-Web-Token Implementierung, zur Authentifizierung an den Google-APIs. Das zurückgegebene Token kann in darauf folgenden Anfragen an die Google APIs zur authentifizierung verwendet werden.</text:p>
      <text:h text:style-name="Heading_20_2" text:outline-level="2"><text:bookmark-start text:name="__RefHeading__93_31712199"/>HTMLMail<text:bookmark-end text:name="__RefHeading__93_31712199"/></text:h>
      <text:p text:style-name="P28">Komponente zum versenden von Text- und/oder HTML-Mails.</text:p>
      <text:h text:style-name="P169" text:outline-level="2"><text:bookmark-start text:name="__RefHeading__206_1919830153"/>MapRadius<text:bookmark-end text:name="__RefHeading__206_1919830153"/></text:h>
      <text:p text:style-name="P31">Berechnet die Entfernung zwischen zwei punkten auf dem Globus. Die Punkte werden mit Längen- und Breitengraden angegeben. Die Entfernung kann in Kilometern, Meilen und nautischen Meilen <text:soft-page-break/>ausgegeben werden.</text:p>
      <text:h text:style-name="P169" text:outline-level="2"><text:bookmark-start text:name="__RefHeading__208_1919830153"/>MapCluster<text:bookmark-end text:name="__RefHeading__208_1919830153"/></text:h>
      <text:p text:style-name="P31">Berechnet Clusterbildung von Markern auf einer Karte. MapMarker und MapClusterMarker gehören mit zu dieser funktion.</text:p>
      <text:h text:style-name="P169" text:outline-level="2"><text:bookmark-start text:name="__RefHeading__210_1919830153"/>MultiExtender<text:bookmark-end text:name="__RefHeading__210_1919830153"/></text:h>
      <text:p text:style-name="P31">Diese Klasse ermöglicht Mehrfachvererbung in PHP. Von ihrer Benutzung ist eher abzuraten.</text:p>
      <text:h text:style-name="Heading_20_2" text:outline-level="2"><text:bookmark-start text:name="__RefHeading__212_1919830153"/>Mutex<text:bookmark-end text:name="__RefHeading__212_1919830153"/></text:h>
      <text:p text:style-name="P32">Eine Redis-basierte Mutex-Implementierung.</text:p>
      <text:h text:style-name="Heading_20_2" text:outline-level="2"><text:bookmark-start text:name="__RefHeading__214_1919830153"/>simple_html_dom<text:bookmark-end text:name="__RefHeading__214_1919830153"/></text:h>
      <text:p text:style-name="P32">Ein einfacher HTML DOM Parser/Generator.</text:p>
      <text:h text:style-name="Heading_20_2" text:outline-level="2"><text:bookmark-start text:name="__RefHeading__216_1919830153"/>Singleton<text:bookmark-end text:name="__RefHeading__216_1919830153"/></text:h>
      <text:p text:style-name="P32">Abstrakte Klasse zum implementieren von Singletons. Um einen konkreten Singleton zu implementieren, muss eine Klasse von Singleton ableiten.</text:p>
      <text:h text:style-name="Heading_20_2" text:outline-level="2"><text:bookmark-start text:name="__RefHeading__218_1919830153"/>SMTP<text:bookmark-end text:name="__RefHeading__218_1919830153"/></text:h>
      <text:p text:style-name="P32">Eine einfache SMTP implementierung. Wird von HTMLMail verwendet.</text:p>
      <text:h text:style-name="Heading_20_2" text:outline-level="2"><text:bookmark-start text:name="__RefHeading__220_1919830153"/>Socket<text:bookmark-end text:name="__RefHeading__220_1919830153"/></text:h>
      <text:p text:style-name="P32">Eine TCP-Socket implementierung. Wird von SMTP verwendet.</text:p>
      <text:h text:style-name="Heading_20_2" text:outline-level="2"><text:bookmark-start text:name="__RefHeading__222_1919830153"/>Upload<text:bookmark-end text:name="__RefHeading__222_1919830153"/></text:h>
      <text:p text:style-name="P32">Eine Klasse zum einfachen Umgang mit Datei-Upoads.</text:p>
      <text:h text:style-name="Heading_20_2" text:outline-level="2"><text:bookmark-start text:name="__RefHeading__224_1919830153"/>UTF8<text:bookmark-end text:name="__RefHeading__224_1919830153"/></text:h>
      <text:p text:style-name="P32">Diese Klasse bietet die gleiche funktionalität wie die beiden PHP-Funktionen uf8_encode() und utf8_decode(). Es wird aber zusätzlich überprüft, ob bereits UTF8 vorliegt, oder nicht. Somit ist kein doppeltes encoden/decoden möglich, wie die standard PHP-Funktionen es machen würden.</text:p>
      <text:h text:style-name="Heading_20_2" text:outline-level="2"><text:bookmark-start text:name="__RefHeading__226_1919830153"/>UUID<text:bookmark-end text:name="__RefHeading__226_1919830153"/></text:h>
      <text:p text:style-name="P32">Ein UUID Generator/Validator. Es können UUIDs der Versionen 2, 3 und 4 erstellt werden.</text:p>
      <text:h text:style-name="Heading_20_2" text:outline-level="2"><text:bookmark-start text:name="__RefHeading__228_1919830153"/>Validator<text:bookmark-end text:name="__RefHeading__228_1919830153"/></text:h>
      <text:p text:style-name="P32">Eine Klasse zum validieren von Strings.</text:p>
      <text:h text:style-name="Heading_20_2" text:outline-level="2"><text:bookmark-start text:name="__RefHeading__230_1919830153"/>WSAdapter<text:bookmark-end text:name="__RefHeading__230_1919830153"/></text:h>
      <text:p text:style-name="P33">Eine Klasse zur Kommunikation mit <text:span text:style-name="T4">dem zugehörigen</text:span> Websocket Server <text:soft-page-break/>(<text:a xlink:type="simple" xlink:href="https://github.com/bhohbaum/lcmvc-websocket" text:style-name="Internet_20_link" text:visited-style-name="Visited_20_Internet_20_Link"><text:span text:style-name="T4">https://github.com/bhohbaum/lcmvc-websocket</text:span></text:a>). <text:span text:style-name="T4">Dieser kann verwendet werden, um bidirektionale Kommunikation zwischen Server und Client zu ermöglichen. Das Gegenstück hierzu bildet $ws (in /assets/js/ajax.js).</text:span></text:p>
      <text:h text:style-name="Heading_20_2" text:outline-level="2"><text:bookmark-start text:name="__RefHeading__232_1919830153"/>XmlToJson<text:bookmark-end text:name="__RefHeading__232_1919830153"/></text:h>
      <text:p text:style-name="P34">Ein einacher XML → JSON Konverter, basiert auf simple_html_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Index"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tho Hohbaum</meta:initial-creator>
    <meta:creation-date>2017-02-16T14:06:10.428782499</meta:creation-date>
    <dc:date>2017-04-19T18:23:25.275512884</dc:date>
    <meta:editing-duration>P2DT7H2M46S</meta:editing-duration>
    <meta:editing-cycles>123</meta:editing-cycles>
    <meta:generator>LibreOffice/5.2.6.2$Linux_X86_64 LibreOffice_project/20m0$Build-2</meta:generator>
    <meta:document-statistic meta:table-count="0" meta:image-count="0" meta:object-count="0" meta:page-count="20" meta:paragraph-count="380" meta:word-count="5050" meta:character-count="38163" meta:non-whitespace-character-count="33313"/>
  </office:meta>
</office:document-meta>
</file>